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4/content.xml" manifest:version="1.2"/>
  <manifest:file-entry manifest:media-type="application/xml" manifest:full-path="Formula-123/content.xml" manifest:version="1.2"/>
  <manifest:file-entry manifest:media-type="application/xml" manifest:full-path="Formula-122/content.xml" manifest:version="1.2"/>
  <manifest:file-entry manifest:media-type="application/xml" manifest:full-path="Formula-121/content.xml" manifest:version="1.2"/>
  <manifest:file-entry manifest:media-type="application/xml" manifest:full-path="Formula-120/content.xml" manifest:version="1.2"/>
  <manifest:file-entry manifest:media-type="application/xml" manifest:full-path="Formula-119/content.xml" manifest:version="1.2"/>
  <manifest:file-entry manifest:media-type="application/xml" manifest:full-path="Formula-118/content.xml" manifest:version="1.2"/>
  <manifest:file-entry manifest:media-type="application/xml" manifest:full-path="Formula-117/content.xml" manifest:version="1.2"/>
  <manifest:file-entry manifest:media-type="application/xml" manifest:full-path="Formula-116/content.xml" manifest:version="1.2"/>
  <manifest:file-entry manifest:media-type="application/xml" manifest:full-path="Formula-115/content.xml" manifest:version="1.2"/>
  <manifest:file-entry manifest:media-type="application/xml" manifest:full-path="Formula-114/content.xml" manifest:version="1.2"/>
  <manifest:file-entry manifest:media-type="application/xml" manifest:full-path="Formula-113/content.xml" manifest:version="1.2"/>
  <manifest:file-entry manifest:media-type="application/xml" manifest:full-path="Formula-112/content.xml" manifest:version="1.2"/>
  <manifest:file-entry manifest:media-type="application/xml" manifest:full-path="Formula-111/content.xml" manifest:version="1.2"/>
  <manifest:file-entry manifest:media-type="application/xml" manifest:full-path="Formula-110/content.xml" manifest:version="1.2"/>
  <manifest:file-entry manifest:media-type="application/xml" manifest:full-path="Formula-109/content.xml" manifest:version="1.2"/>
  <manifest:file-entry manifest:media-type="application/xml" manifest:full-path="Formula-108/content.xml" manifest:version="1.2"/>
  <manifest:file-entry manifest:media-type="application/xml" manifest:full-path="Formula-107/content.xml" manifest:version="1.2"/>
  <manifest:file-entry manifest:media-type="application/xml" manifest:full-path="Formula-106/content.xml" manifest:version="1.2"/>
  <manifest:file-entry manifest:media-type="application/xml" manifest:full-path="Formula-105/content.xml" manifest:version="1.2"/>
  <manifest:file-entry manifest:media-type="application/xml" manifest:full-path="Formula-104/content.xml" manifest:version="1.2"/>
  <manifest:file-entry manifest:media-type="application/xml" manifest:full-path="Formula-103/content.xml" manifest:version="1.2"/>
  <manifest:file-entry manifest:media-type="application/xml" manifest:full-path="Formula-102/content.xml" manifest:version="1.2"/>
  <manifest:file-entry manifest:media-type="application/xml" manifest:full-path="Formula-101/content.xml" manifest:version="1.2"/>
  <manifest:file-entry manifest:media-type="application/xml" manifest:full-path="Formula-100/content.xml" manifest:version="1.2"/>
  <manifest:file-entry manifest:media-type="application/xml" manifest:full-path="Formula-99/content.xml" manifest:version="1.2"/>
  <manifest:file-entry manifest:media-type="application/xml" manifest:full-path="Formula-98/content.xml" manifest:version="1.2"/>
  <manifest:file-entry manifest:media-type="application/xml" manifest:full-path="Formula-97/content.xml" manifest:version="1.2"/>
  <manifest:file-entry manifest:media-type="application/xml" manifest:full-path="Formula-96/content.xml" manifest:version="1.2"/>
  <manifest:file-entry manifest:media-type="application/xml" manifest:full-path="Formula-95/content.xml" manifest:version="1.2"/>
  <manifest:file-entry manifest:media-type="application/xml" manifest:full-path="Formula-94/content.xml" manifest:version="1.2"/>
  <manifest:file-entry manifest:media-type="application/xml" manifest:full-path="Formula-93/content.xml" manifest:version="1.2"/>
  <manifest:file-entry manifest:media-type="application/xml" manifest:full-path="Formula-92/content.xml" manifest:version="1.2"/>
  <manifest:file-entry manifest:media-type="application/xml" manifest:full-path="Formula-91/content.xml" manifest:version="1.2"/>
  <manifest:file-entry manifest:media-type="application/xml" manifest:full-path="Formula-90/content.xml" manifest:version="1.2"/>
  <manifest:file-entry manifest:media-type="application/xml" manifest:full-path="Formula-89/content.xml" manifest:version="1.2"/>
  <manifest:file-entry manifest:media-type="application/xml" manifest:full-path="Formula-88/content.xml" manifest:version="1.2"/>
  <manifest:file-entry manifest:media-type="application/xml" manifest:full-path="Formula-87/content.xml" manifest:version="1.2"/>
  <manifest:file-entry manifest:media-type="application/xml" manifest:full-path="Formula-86/content.xml" manifest:version="1.2"/>
  <manifest:file-entry manifest:media-type="application/xml" manifest:full-path="Formula-85/content.xml" manifest:version="1.2"/>
  <manifest:file-entry manifest:media-type="application/xml" manifest:full-path="Formula-84/content.xml" manifest:version="1.2"/>
  <manifest:file-entry manifest:media-type="application/xml" manifest:full-path="Formula-83/content.xml" manifest:version="1.2"/>
  <manifest:file-entry manifest:media-type="application/xml" manifest:full-path="Formula-82/content.xml" manifest:version="1.2"/>
  <manifest:file-entry manifest:media-type="application/xml" manifest:full-path="Formula-81/content.xml" manifest:version="1.2"/>
  <manifest:file-entry manifest:media-type="application/xml" manifest:full-path="Formula-80/content.xml" manifest:version="1.2"/>
  <manifest:file-entry manifest:media-type="application/xml" manifest:full-path="Formula-79/content.xml" manifest:version="1.2"/>
  <manifest:file-entry manifest:media-type="application/xml" manifest:full-path="Formula-78/content.xml" manifest:version="1.2"/>
  <manifest:file-entry manifest:media-type="application/xml" manifest:full-path="Formula-77/content.xml" manifest:version="1.2"/>
  <manifest:file-entry manifest:media-type="application/xml" manifest:full-path="Formula-76/content.xml" manifest:version="1.2"/>
  <manifest:file-entry manifest:media-type="application/xml" manifest:full-path="Formula-75/content.xml" manifest:version="1.2"/>
  <manifest:file-entry manifest:media-type="application/xml" manifest:full-path="Formula-74/content.xml" manifest:version="1.2"/>
  <manifest:file-entry manifest:media-type="application/xml" manifest:full-path="Formula-73/content.xml" manifest:version="1.2"/>
  <manifest:file-entry manifest:media-type="application/xml" manifest:full-path="Formula-72/content.xml" manifest:version="1.2"/>
  <manifest:file-entry manifest:media-type="application/xml" manifest:full-path="Formula-71/content.xml" manifest:version="1.2"/>
  <manifest:file-entry manifest:media-type="application/xml" manifest:full-path="Formula-70/content.xml" manifest:version="1.2"/>
  <manifest:file-entry manifest:media-type="application/xml" manifest:full-path="Formula-69/content.xml" manifest:version="1.2"/>
  <manifest:file-entry manifest:media-type="application/xml" manifest:full-path="Formula-68/content.xml" manifest:version="1.2"/>
  <manifest:file-entry manifest:media-type="application/xml" manifest:full-path="Formula-67/content.xml" manifest:version="1.2"/>
  <manifest:file-entry manifest:media-type="application/xml" manifest:full-path="Formula-66/content.xml" manifest:version="1.2"/>
  <manifest:file-entry manifest:media-type="application/xml" manifest:full-path="Formula-65/content.xml" manifest:version="1.2"/>
  <manifest:file-entry manifest:media-type="application/xml" manifest:full-path="Formula-64/content.xml" manifest:version="1.2"/>
  <manifest:file-entry manifest:media-type="application/xml" manifest:full-path="Formula-63/content.xml" manifest:version="1.2"/>
  <manifest:file-entry manifest:media-type="application/xml" manifest:full-path="Formula-62/content.xml" manifest:version="1.2"/>
  <manifest:file-entry manifest:media-type="application/xml" manifest:full-path="Formula-61/content.xml" manifest:version="1.2"/>
  <manifest:file-entry manifest:media-type="application/xml" manifest:full-path="Formula-60/content.xml" manifest:version="1.2"/>
  <manifest:file-entry manifest:media-type="application/xml" manifest:full-path="Formula-59/content.xml" manifest:version="1.2"/>
  <manifest:file-entry manifest:media-type="application/xml" manifest:full-path="Formula-58/content.xml" manifest:version="1.2"/>
  <manifest:file-entry manifest:media-type="application/xml" manifest:full-path="Formula-57/content.xml" manifest:version="1.2"/>
  <manifest:file-entry manifest:media-type="application/xml" manifest:full-path="Formula-56/content.xml" manifest:version="1.2"/>
  <manifest:file-entry manifest:media-type="application/xml" manifest:full-path="Formula-55/content.xml" manifest:version="1.2"/>
  <manifest:file-entry manifest:media-type="application/xml" manifest:full-path="Formula-54/content.xml" manifest:version="1.2"/>
  <manifest:file-entry manifest:media-type="application/xml" manifest:full-path="Formula-53/content.xml" manifest:version="1.2"/>
  <manifest:file-entry manifest:media-type="application/xml" manifest:full-path="Formula-52/content.xml" manifest:version="1.2"/>
  <manifest:file-entry manifest:media-type="application/xml" manifest:full-path="Formula-51/content.xml" manifest:version="1.2"/>
  <manifest:file-entry manifest:media-type="application/xml" manifest:full-path="Formula-50/content.xml" manifest:version="1.2"/>
  <manifest:file-entry manifest:media-type="application/xml" manifest:full-path="Formula-49/content.xml" manifest:version="1.2"/>
  <manifest:file-entry manifest:media-type="application/xml" manifest:full-path="Formula-48/content.xml" manifest:version="1.2"/>
  <manifest:file-entry manifest:media-type="application/xml" manifest:full-path="Formula-47/content.xml" manifest:version="1.2"/>
  <manifest:file-entry manifest:media-type="application/xml" manifest:full-path="Formula-46/content.xml" manifest:version="1.2"/>
  <manifest:file-entry manifest:media-type="application/xml" manifest:full-path="Formula-45/content.xml" manifest:version="1.2"/>
  <manifest:file-entry manifest:media-type="application/xml" manifest:full-path="Formula-44/content.xml" manifest:version="1.2"/>
  <manifest:file-entry manifest:media-type="application/xml" manifest:full-path="Formula-43/content.xml" manifest:version="1.2"/>
  <manifest:file-entry manifest:media-type="application/xml" manifest:full-path="Formula-42/content.xml" manifest:version="1.2"/>
  <manifest:file-entry manifest:media-type="application/xml" manifest:full-path="Formula-41/content.xml" manifest:version="1.2"/>
  <manifest:file-entry manifest:media-type="application/xml" manifest:full-path="Formula-40/content.xml" manifest:version="1.2"/>
  <manifest:file-entry manifest:media-type="application/xml" manifest:full-path="Formula-39/content.xml" manifest:version="1.2"/>
  <manifest:file-entry manifest:media-type="application/xml" manifest:full-path="Formula-38/content.xml" manifest:version="1.2"/>
  <manifest:file-entry manifest:media-type="application/xml" manifest:full-path="Formula-37/content.xml" manifest:version="1.2"/>
  <manifest:file-entry manifest:media-type="application/xml" manifest:full-path="Formula-36/content.xml" manifest:version="1.2"/>
  <manifest:file-entry manifest:media-type="application/xml" manifest:full-path="Formula-35/content.xml" manifest:version="1.2"/>
  <manifest:file-entry manifest:media-type="application/xml" manifest:full-path="Formula-34/content.xml" manifest:version="1.2"/>
  <manifest:file-entry manifest:media-type="application/xml" manifest:full-path="Formula-33/content.xml" manifest:version="1.2"/>
  <manifest:file-entry manifest:media-type="application/xml" manifest:full-path="Formula-32/content.xml" manifest:version="1.2"/>
  <manifest:file-entry manifest:media-type="application/xml" manifest:full-path="Formula-31/content.xml" manifest:version="1.2"/>
  <manifest:file-entry manifest:media-type="application/xml" manifest:full-path="Formula-30/content.xml" manifest:version="1.2"/>
  <manifest:file-entry manifest:media-type="application/xml" manifest:full-path="Formula-29/content.xml" manifest:version="1.2"/>
  <manifest:file-entry manifest:media-type="application/xml" manifest:full-path="Formula-28/content.xml" manifest:version="1.2"/>
  <manifest:file-entry manifest:media-type="application/xml" manifest:full-path="Formula-27/content.xml" manifest:version="1.2"/>
  <manifest:file-entry manifest:media-type="application/xml" manifest:full-path="Formula-26/content.xml" manifest:version="1.2"/>
  <manifest:file-entry manifest:media-type="application/xml" manifest:full-path="Formula-25/content.xml" manifest:version="1.2"/>
  <manifest:file-entry manifest:media-type="application/xml" manifest:full-path="Formula-24/content.xml" manifest:version="1.2"/>
  <manifest:file-entry manifest:media-type="application/xml" manifest:full-path="Formula-23/content.xml" manifest:version="1.2"/>
  <manifest:file-entry manifest:media-type="application/xml" manifest:full-path="Formula-22/content.xml" manifest:version="1.2"/>
  <manifest:file-entry manifest:media-type="application/xml" manifest:full-path="Formula-21/content.xml" manifest:version="1.2"/>
  <manifest:file-entry manifest:media-type="application/xml" manifest:full-path="Formula-20/content.xml" manifest:version="1.2"/>
  <manifest:file-entry manifest:media-type="application/xml" manifest:full-path="Formula-19/content.xml" manifest:version="1.2"/>
  <manifest:file-entry manifest:media-type="application/xml" manifest:full-path="Formula-18/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xml" manifest:full-path="Formula-15/content.xml"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xml" manifest:full-path="Formula-11/content.xml" manifest:version="1.2"/>
  <manifest:file-entry manifest:media-type="application/xml" manifest:full-path="Formula-10/content.xml" manifest:version="1.2"/>
  <manifest:file-entry manifest:media-type="application/xml" manifest:full-path="Formula-9/content.xml" manifest:version="1.2"/>
  <manifest:file-entry manifest:media-type="application/xml" manifest:full-path="Formula-8/content.xml"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xml" manifest:full-path="Formula-4/content.xml"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4/" manifest:version="1.2"/>
  <manifest:file-entry manifest:media-type="application/vnd.oasis.opendocument.formula" manifest:full-path="Formula-123/" manifest:version="1.2"/>
  <manifest:file-entry manifest:media-type="application/vnd.oasis.opendocument.formula" manifest:full-path="Formula-122/" manifest:version="1.2"/>
  <manifest:file-entry manifest:media-type="application/vnd.oasis.opendocument.formula" manifest:full-path="Formula-121/" manifest:version="1.2"/>
  <manifest:file-entry manifest:media-type="application/vnd.oasis.opendocument.formula" manifest:full-path="Formula-120/" manifest:version="1.2"/>
  <manifest:file-entry manifest:media-type="application/vnd.oasis.opendocument.formula" manifest:full-path="Formula-119/" manifest:version="1.2"/>
  <manifest:file-entry manifest:media-type="application/vnd.oasis.opendocument.formula" manifest:full-path="Formula-118/" manifest:version="1.2"/>
  <manifest:file-entry manifest:media-type="application/vnd.oasis.opendocument.formula" manifest:full-path="Formula-117/" manifest:version="1.2"/>
  <manifest:file-entry manifest:media-type="application/vnd.oasis.opendocument.formula" manifest:full-path="Formula-116/" manifest:version="1.2"/>
  <manifest:file-entry manifest:media-type="application/vnd.oasis.opendocument.formula" manifest:full-path="Formula-115/" manifest:version="1.2"/>
  <manifest:file-entry manifest:media-type="application/vnd.oasis.opendocument.formula" manifest:full-path="Formula-114/" manifest:version="1.2"/>
  <manifest:file-entry manifest:media-type="application/vnd.oasis.opendocument.formula" manifest:full-path="Formula-113/" manifest:version="1.2"/>
  <manifest:file-entry manifest:media-type="application/vnd.oasis.opendocument.formula" manifest:full-path="Formula-112/" manifest:version="1.2"/>
  <manifest:file-entry manifest:media-type="application/vnd.oasis.opendocument.formula" manifest:full-path="Formula-111/" manifest:version="1.2"/>
  <manifest:file-entry manifest:media-type="application/vnd.oasis.opendocument.formula" manifest:full-path="Formula-110/" manifest:version="1.2"/>
  <manifest:file-entry manifest:media-type="application/vnd.oasis.opendocument.formula" manifest:full-path="Formula-109/" manifest:version="1.2"/>
  <manifest:file-entry manifest:media-type="application/vnd.oasis.opendocument.formula" manifest:full-path="Formula-108/" manifest:version="1.2"/>
  <manifest:file-entry manifest:media-type="application/vnd.oasis.opendocument.formula" manifest:full-path="Formula-107/" manifest:version="1.2"/>
  <manifest:file-entry manifest:media-type="application/vnd.oasis.opendocument.formula" manifest:full-path="Formula-106/" manifest:version="1.2"/>
  <manifest:file-entry manifest:media-type="application/vnd.oasis.opendocument.formula" manifest:full-path="Formula-105/" manifest:version="1.2"/>
  <manifest:file-entry manifest:media-type="application/vnd.oasis.opendocument.formula" manifest:full-path="Formula-104/" manifest:version="1.2"/>
  <manifest:file-entry manifest:media-type="application/vnd.oasis.opendocument.formula" manifest:full-path="Formula-103/" manifest:version="1.2"/>
  <manifest:file-entry manifest:media-type="application/vnd.oasis.opendocument.formula" manifest:full-path="Formula-102/" manifest:version="1.2"/>
  <manifest:file-entry manifest:media-type="application/vnd.oasis.opendocument.formula" manifest:full-path="Formula-101/" manifest:version="1.2"/>
  <manifest:file-entry manifest:media-type="application/vnd.oasis.opendocument.formula" manifest:full-path="Formula-100/" manifest:version="1.2"/>
  <manifest:file-entry manifest:media-type="application/vnd.oasis.opendocument.formula" manifest:full-path="Formula-99/" manifest:version="1.2"/>
  <manifest:file-entry manifest:media-type="application/vnd.oasis.opendocument.formula" manifest:full-path="Formula-98/" manifest:version="1.2"/>
  <manifest:file-entry manifest:media-type="application/vnd.oasis.opendocument.formula" manifest:full-path="Formula-97/" manifest:version="1.2"/>
  <manifest:file-entry manifest:media-type="application/vnd.oasis.opendocument.formula" manifest:full-path="Formula-96/" manifest:version="1.2"/>
  <manifest:file-entry manifest:media-type="application/vnd.oasis.opendocument.formula" manifest:full-path="Formula-95/" manifest:version="1.2"/>
  <manifest:file-entry manifest:media-type="application/vnd.oasis.opendocument.formula" manifest:full-path="Formula-94/" manifest:version="1.2"/>
  <manifest:file-entry manifest:media-type="application/vnd.oasis.opendocument.formula" manifest:full-path="Formula-93/" manifest:version="1.2"/>
  <manifest:file-entry manifest:media-type="application/vnd.oasis.opendocument.formula" manifest:full-path="Formula-92/" manifest:version="1.2"/>
  <manifest:file-entry manifest:media-type="application/vnd.oasis.opendocument.formula" manifest:full-path="Formula-91/" manifest:version="1.2"/>
  <manifest:file-entry manifest:media-type="application/vnd.oasis.opendocument.formula" manifest:full-path="Formula-90/" manifest:version="1.2"/>
  <manifest:file-entry manifest:media-type="application/vnd.oasis.opendocument.formula" manifest:full-path="Formula-89/" manifest:version="1.2"/>
  <manifest:file-entry manifest:media-type="application/vnd.oasis.opendocument.formula" manifest:full-path="Formula-88/" manifest:version="1.2"/>
  <manifest:file-entry manifest:media-type="application/vnd.oasis.opendocument.formula" manifest:full-path="Formula-87/" manifest:version="1.2"/>
  <manifest:file-entry manifest:media-type="application/vnd.oasis.opendocument.formula" manifest:full-path="Formula-86/" manifest:version="1.2"/>
  <manifest:file-entry manifest:media-type="application/vnd.oasis.opendocument.formula" manifest:full-path="Formula-85/" manifest:version="1.2"/>
  <manifest:file-entry manifest:media-type="application/vnd.oasis.opendocument.formula" manifest:full-path="Formula-84/" manifest:version="1.2"/>
  <manifest:file-entry manifest:media-type="application/vnd.oasis.opendocument.formula" manifest:full-path="Formula-83/" manifest:version="1.2"/>
  <manifest:file-entry manifest:media-type="application/vnd.oasis.opendocument.formula" manifest:full-path="Formula-82/" manifest:version="1.2"/>
  <manifest:file-entry manifest:media-type="application/vnd.oasis.opendocument.formula" manifest:full-path="Formula-81/" manifest:version="1.2"/>
  <manifest:file-entry manifest:media-type="application/vnd.oasis.opendocument.formula" manifest:full-path="Formula-80/" manifest:version="1.2"/>
  <manifest:file-entry manifest:media-type="application/vnd.oasis.opendocument.formula" manifest:full-path="Formula-79/" manifest:version="1.2"/>
  <manifest:file-entry manifest:media-type="application/vnd.oasis.opendocument.formula" manifest:full-path="Formula-78/" manifest:version="1.2"/>
  <manifest:file-entry manifest:media-type="application/vnd.oasis.opendocument.formula" manifest:full-path="Formula-77/" manifest:version="1.2"/>
  <manifest:file-entry manifest:media-type="application/vnd.oasis.opendocument.formula" manifest:full-path="Formula-76/" manifest:version="1.2"/>
  <manifest:file-entry manifest:media-type="application/vnd.oasis.opendocument.formula" manifest:full-path="Formula-75/" manifest:version="1.2"/>
  <manifest:file-entry manifest:media-type="application/vnd.oasis.opendocument.formula" manifest:full-path="Formula-74/" manifest:version="1.2"/>
  <manifest:file-entry manifest:media-type="application/vnd.oasis.opendocument.formula" manifest:full-path="Formula-73/" manifest:version="1.2"/>
  <manifest:file-entry manifest:media-type="application/vnd.oasis.opendocument.formula" manifest:full-path="Formula-72/" manifest:version="1.2"/>
  <manifest:file-entry manifest:media-type="application/vnd.oasis.opendocument.formula" manifest:full-path="Formula-71/" manifest:version="1.2"/>
  <manifest:file-entry manifest:media-type="application/vnd.oasis.opendocument.formula" manifest:full-path="Formula-70/" manifest:version="1.2"/>
  <manifest:file-entry manifest:media-type="application/vnd.oasis.opendocument.formula" manifest:full-path="Formula-69/" manifest:version="1.2"/>
  <manifest:file-entry manifest:media-type="application/vnd.oasis.opendocument.formula" manifest:full-path="Formula-68/" manifest:version="1.2"/>
  <manifest:file-entry manifest:media-type="application/vnd.oasis.opendocument.formula" manifest:full-path="Formula-67/" manifest:version="1.2"/>
  <manifest:file-entry manifest:media-type="application/vnd.oasis.opendocument.formula" manifest:full-path="Formula-66/" manifest:version="1.2"/>
  <manifest:file-entry manifest:media-type="application/vnd.oasis.opendocument.formula" manifest:full-path="Formula-65/" manifest:version="1.2"/>
  <manifest:file-entry manifest:media-type="application/vnd.oasis.opendocument.formula" manifest:full-path="Formula-64/" manifest:version="1.2"/>
  <manifest:file-entry manifest:media-type="application/vnd.oasis.opendocument.formula" manifest:full-path="Formula-63/" manifest:version="1.2"/>
  <manifest:file-entry manifest:media-type="application/vnd.oasis.opendocument.formula" manifest:full-path="Formula-62/" manifest:version="1.2"/>
  <manifest:file-entry manifest:media-type="application/vnd.oasis.opendocument.formula" manifest:full-path="Formula-61/" manifest:version="1.2"/>
  <manifest:file-entry manifest:media-type="application/vnd.oasis.opendocument.formula" manifest:full-path="Formula-60/" manifest:version="1.2"/>
  <manifest:file-entry manifest:media-type="application/vnd.oasis.opendocument.formula" manifest:full-path="Formula-59/" manifest:version="1.2"/>
  <manifest:file-entry manifest:media-type="application/vnd.oasis.opendocument.formula" manifest:full-path="Formula-58/" manifest:version="1.2"/>
  <manifest:file-entry manifest:media-type="application/vnd.oasis.opendocument.formula" manifest:full-path="Formula-57/" manifest:version="1.2"/>
  <manifest:file-entry manifest:media-type="application/vnd.oasis.opendocument.formula" manifest:full-path="Formula-56/" manifest:version="1.2"/>
  <manifest:file-entry manifest:media-type="application/vnd.oasis.opendocument.formula" manifest:full-path="Formula-55/" manifest:version="1.2"/>
  <manifest:file-entry manifest:media-type="application/vnd.oasis.opendocument.formula" manifest:full-path="Formula-54/" manifest:version="1.2"/>
  <manifest:file-entry manifest:media-type="application/vnd.oasis.opendocument.formula" manifest:full-path="Formula-53/" manifest:version="1.2"/>
  <manifest:file-entry manifest:media-type="application/vnd.oasis.opendocument.formula" manifest:full-path="Formula-52/" manifest:version="1.2"/>
  <manifest:file-entry manifest:media-type="application/vnd.oasis.opendocument.formula" manifest:full-path="Formula-51/" manifest:version="1.2"/>
  <manifest:file-entry manifest:media-type="application/vnd.oasis.opendocument.formula" manifest:full-path="Formula-50/" manifest:version="1.2"/>
  <manifest:file-entry manifest:media-type="application/vnd.oasis.opendocument.formula" manifest:full-path="Formula-49/" manifest:version="1.2"/>
  <manifest:file-entry manifest:media-type="application/vnd.oasis.opendocument.formula" manifest:full-path="Formula-48/" manifest:version="1.2"/>
  <manifest:file-entry manifest:media-type="application/vnd.oasis.opendocument.formula" manifest:full-path="Formula-47/" manifest:version="1.2"/>
  <manifest:file-entry manifest:media-type="application/vnd.oasis.opendocument.formula" manifest:full-path="Formula-46/" manifest:version="1.2"/>
  <manifest:file-entry manifest:media-type="application/vnd.oasis.opendocument.formula" manifest:full-path="Formula-45/" manifest:version="1.2"/>
  <manifest:file-entry manifest:media-type="application/vnd.oasis.opendocument.formula" manifest:full-path="Formula-44/" manifest:version="1.2"/>
  <manifest:file-entry manifest:media-type="application/vnd.oasis.opendocument.formula" manifest:full-path="Formula-43/" manifest:version="1.2"/>
  <manifest:file-entry manifest:media-type="application/vnd.oasis.opendocument.formula" manifest:full-path="Formula-42/" manifest:version="1.2"/>
  <manifest:file-entry manifest:media-type="application/vnd.oasis.opendocument.formula" manifest:full-path="Formula-41/" manifest:version="1.2"/>
  <manifest:file-entry manifest:media-type="application/vnd.oasis.opendocument.formula" manifest:full-path="Formula-40/" manifest:version="1.2"/>
  <manifest:file-entry manifest:media-type="application/vnd.oasis.opendocument.formula" manifest:full-path="Formula-39/" manifest:version="1.2"/>
  <manifest:file-entry manifest:media-type="application/vnd.oasis.opendocument.formula" manifest:full-path="Formula-38/" manifest:version="1.2"/>
  <manifest:file-entry manifest:media-type="application/vnd.oasis.opendocument.formula" manifest:full-path="Formula-37/" manifest:version="1.2"/>
  <manifest:file-entry manifest:media-type="application/vnd.oasis.opendocument.formula" manifest:full-path="Formula-36/" manifest:version="1.2"/>
  <manifest:file-entry manifest:media-type="application/vnd.oasis.opendocument.formula" manifest:full-path="Formula-35/" manifest:version="1.2"/>
  <manifest:file-entry manifest:media-type="application/vnd.oasis.opendocument.formula" manifest:full-path="Formula-34/" manifest:version="1.2"/>
  <manifest:file-entry manifest:media-type="application/vnd.oasis.opendocument.formula" manifest:full-path="Formula-33/" manifest:version="1.2"/>
  <manifest:file-entry manifest:media-type="application/vnd.oasis.opendocument.formula" manifest:full-path="Formula-32/" manifest:version="1.2"/>
  <manifest:file-entry manifest:media-type="application/vnd.oasis.opendocument.formula" manifest:full-path="Formula-31/" manifest:version="1.2"/>
  <manifest:file-entry manifest:media-type="application/vnd.oasis.opendocument.formula" manifest:full-path="Formula-30/" manifest:version="1.2"/>
  <manifest:file-entry manifest:media-type="application/vnd.oasis.opendocument.formula" manifest:full-path="Formula-29/" manifest:version="1.2"/>
  <manifest:file-entry manifest:media-type="application/vnd.oasis.opendocument.formula" manifest:full-path="Formula-28/" manifest:version="1.2"/>
  <manifest:file-entry manifest:media-type="application/vnd.oasis.opendocument.formula" manifest:full-path="Formula-27/" manifest:version="1.2"/>
  <manifest:file-entry manifest:media-type="application/vnd.oasis.opendocument.formula" manifest:full-path="Formula-26/" manifest:version="1.2"/>
  <manifest:file-entry manifest:media-type="application/vnd.oasis.opendocument.formula" manifest:full-path="Formula-25/" manifest:version="1.2"/>
  <manifest:file-entry manifest:media-type="application/vnd.oasis.opendocument.formula" manifest:full-path="Formula-24/" manifest:version="1.2"/>
  <manifest:file-entry manifest:media-type="application/vnd.oasis.opendocument.formula" manifest:full-path="Formula-23/" manifest:version="1.2"/>
  <manifest:file-entry manifest:media-type="application/vnd.oasis.opendocument.formula" manifest:full-path="Formula-22/" manifest:version="1.2"/>
  <manifest:file-entry manifest:media-type="application/vnd.oasis.opendocument.formula" manifest:full-path="Formula-21/" manifest:version="1.2"/>
  <manifest:file-entry manifest:media-type="application/vnd.oasis.opendocument.formula" manifest:full-path="Formula-20/" manifest:version="1.2"/>
  <manifest:file-entry manifest:media-type="application/vnd.oasis.opendocument.formula" manifest:full-path="Formula-19/" manifest:version="1.2"/>
  <manifest:file-entry manifest:media-type="application/vnd.oasis.opendocument.formula" manifest:full-path="Formula-18/"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5/"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1/"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8/"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4/"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T226" style:family="text">
      <style:text-properties fo:font-style="italic" style:font-style-asian="italic" style:font-style-complex="italic"/>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1.F" style:family="table-column"/>
    <style:style style:name="Table1.G"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p text:style-name="Title">Automated detection of data fabrication using statistical tools</text:p>
      <text:p text:style-name="Author">Chris HJ Hartgerink, Jan G Voelkel, Jelte M Wicherts, Marcel ALM van Assen</text:p>
      <text:p text:style-name="Date">07 May, 2018</text:p>
      <text:h text:style-name="Heading_20_1" text:outline-level="1">Introduction</text:h>
      <text:p text:style-name="First_20_paragraph">Any field of empirical inquiry is faced with cases of scientific misconduct at some point, either in the form of fabrication, falsification or plagiarism (FFP). Psychology faced Stapel; medical sciences faced Poldermans and Macchiarini; life sciences faced Voignet; physical sciences faced Schön --- these are just a few examples of misconduct cases in the last decade. Overall, an estimated 2% of all scholars admit to falsifying or fabricating research results at least once (Fanelli, 2009), which due to its self-report nature is likely to be an underestimate. The detection rate of data fabrication is likely to be even lower; for example, only around a dozen cases become public in the United States and the Netherlands, despite that there are several hundreds of thousands of researchers in these countries. At best, this suggests a detection rate below 1% of those 2% who admit to fabricating data --- the tip of a seemingly much larger iceberg.</text:p>
      <text:p text:style-name="Text_20_body">In order to stifle attempts at data fabrication, improved detection of fabricated data is considered to deter such behavior. This idea is based on deterrence theory (Hobbes, 1651), which stipulates that increased risk of detection decreases the utility of scientific misconduct, hence, fewer people will engage in it. Detection techniques have developed to varying degrees for fabrication, falsification, and plagiarism. Plagiarism scanners have been around the longest (e.g., A. Parker &amp; Hamblen, 1989) and are widely implemented not only at journals but also in student evaluation. For data fabrication, developments around detecting image manipulation are more recent and these methods are being implemented at journals. For example, the Journal of Cell Biology and the EMBO journal scan each submitted image for potential manipulation (The Journal of Cell Biology, 2015; 2017), which supposedly increases the risk of (blatant) image manipulation. More recently, algorithms are being developed to automate the scanning of images for such manipulations (Koppers, Wormer, &amp; Ickstadt, 2016). Moreover, the application of such tools can also help researchers systematically evaluate research articles in order to estimate the extent to which image manipulation occurs (4% of all papers are estimated to contain manipulated images, Bik, Casadevall, &amp; Fang, 2016) or what factors are predictive of image manipulation (Fanelli, Costas, Fang, Casadevall, &amp; Bik, 2018).</text:p>
      <text:p text:style-name="Text_20_body">Detection methods for data fabrication in empirical research are often based on a mix of psychology theory and statistics theory. Because humans are notoriously bad at understanding and estimating randomness (Nickerson, 2000; Amos Tversky &amp; Kahneman, 1971; A. Tversky &amp; Kahneman, 1974), this could manifest itself in the fundamentally probabilistic data they try to fabricate. As such, when data are fabricated, principles of statistics and randomness could easily be violated at various dimension of the data (Haldane, 1948). Based on this idea, statistical methods can be used to detect anomalies in investigations. Whether data are in line with the reported probabilistic processes and their theoretically expected outcomes (e.g., random assignment) can indicate deviations from the reported protocol, potentially even data fabrication. </text:p>
      <text:p text:style-name="Text_20_body">Statistical methods have proven to be of importance in initiating data fabrication investigations or in assessing scope of potential data fabrication. For example, Kranke, Apfel, and Roewer skeptically perceived Fuji's "incredibly nice" data (Peter Kranke, Apfel, &amp; Roewer, 2000) and used statistical methods to contextualize their skepticism. At the time, a reviewer perceived them to be on a "crusade against Fujii and his colleagues" (@ P. Kranke, 2012) and further investigation was absent. Only when Carlisle extended the systematic investigation to 168 of Fuji's papers (Carlisle, 2012; Carlisle &amp; Loadsman, 2016; Carlisle, Dexter, Pandit, Shafer, &amp; Yentis, 2015) did events cumulate into an investigation- and ultimately retraction of 183 peer-reviewed papers (“Joint editors-in-chief request for determination regarding papers published by dr. yoshitaka fujii,” 2013; Oransky, 2015). In another example, the Stapel case, statistical evaluation of his oeuvre occurred after he had already confessed to fabricating data (Levelt, 2012). This resulted in 58 retractions (Oransky, 2015) and cleared all PhD students of wrongdoing (Levelt, 2012).</text:p>
      <text:p text:style-name="Text_20_body">In order to determine whether generic application of statistical methods to detect data anomalies is responsible, their diagnostic value requires further investigation. After all, accusations of data fabrication have grave consequences for the people involved (regretfully, the STAP case brings this to the fore very clearly; Cyranoski, 2015). Many of these statistical methods to detect data anomalies are quantifications of initial suspicions by researchers. Hence, until validated, these should be considered proposed methods. In some cases, convergent evidence is provided by testing the underlying psychological premises in the general population (J. E. Mosimann, Wiseman, &amp; Edelman, 1995; J. Mosimann, Dahlberg, Davidian, &amp; Krueger, 2002) but the question remains whether this premise also applies for data fabricators. Considering we hardly know how researchers might go about fabricating data, this seems especially problematic. Known cases provide relatively few and biased insights into the mind of the data fabricator. Relatively extensive descriptions in rare and partial autobiogrophical accounts provide little insight into the actual data fabrication process, except for the setting where it might take place (e.g., late at night when no one is around; Stapel, 2014).</text:p>
      <text:p text:style-name="Text_20_body">We present two studies investigating the diagnostic performance of statistical methods to detect data fabrication. These studies investigate methods to detect data fabrication in summary statistics (Study 1) or in raw data (Study 2). In Study 1, we invited researchers to fabricate summary statistics for a set of four anchoring studies, for which we also had genuine data from the Many Labs 1 initiative (<text:a xlink:type="simple" xlink:href="https://osf.io/pqf9r" office:name=""><text:span text:style-name="Definition">https://osf.io/pqf9r</text:span></text:a>; Klein et al., 2014). In Study 2, we invited researchers to fabricate raw data for a Stroop experiment, for which we also had genuine data from the Many Labs 3 initiative (<text:a xlink:type="simple" xlink:href="https://osf.io/n8xa7/" office:name=""><text:span text:style-name="Definition">https://osf.io/n8xa7/</text:span></text:a>; Ebersole et al., 2016). Before presenting these studies, we expand on the theoretical framework of the investigated statistical methods to detect data fabrication. </text:p>
      <text:h text:style-name="Heading_20_1" text:outline-level="1">Theoretical framework</text:h>
      <text:p text:style-name="First_20_paragraph">In the current paper, we differentiate between statistical methods to detect potential data fabrication based on reported summary statistics or raw data. Below, we expand on the theoretical underpininings of these methods and provide sample code to run these, where appropriate (implemented in the <text:span text:style-name="Source_Text">ddfab</text:span> package for R). For summary statistics, we review <draw:frame text:anchor-type="as-char" style:vertical-pos="middle" style:vertical-rel="text"><draw:object xlink:href="Formula-0/" xlink:type="simple" xlink:show="embed" xlink:actuate="onLoad"/></draw:frame>-value analysis, variance analysis, and effect size analysis as potential ways to detect data fabrication. <draw:frame text:anchor-type="as-char" style:vertical-pos="middle" style:vertical-rel="text"><draw:object xlink:href="Formula-1/" xlink:type="simple" xlink:show="embed" xlink:actuate="onLoad"/></draw:frame>-value analyses can be applied whenever a set of nonsignificant <draw:frame text:anchor-type="as-char" style:vertical-pos="middle" style:vertical-rel="text"><draw:object xlink:href="Formula-2/" xlink:type="simple" xlink:show="embed" xlink:actuate="onLoad"/></draw:frame>-values are reported; variance analysis can be applied whenever a set of variances and accompanying sample sizes are reported for independent, randomly assigned groups; effect size analysis can be used whenever the effect size is reported or can be computed (e.g., an APA reported t- or F-statistic; C. H. J. Hartgerink, Wicherts, &amp; Van Assen, 2017). For raw data, we review digit analyses (i.e., the Newcomb-Benford law and terminal digit analysis) and multivariate associations as potential ways to detect data fabrication. The Newcomb-Benford law can be applied when untruncated ratio- or count scale measures are present (Hill &amp; Schürger, 2005); terminal digit analysis can be applied whenever there are sufficient digits (see also J. E. Mosimann et al., 1995). Multivariate associations can be investigated whenever there are two or more variables available and data on that same relation is available from (assumably) genuine data sources.</text:p>
      <text:h text:style-name="Heading_20_2" text:outline-level="2">Detecting data fabrication in summary statistics</text:h>
      <text:h text:style-name="Heading_20_3" text:outline-level="3">P-value analysis</text:h>
      <text:p text:style-name="First_20_paragraph">The distribution of a single- or a set of <draw:frame text:anchor-type="as-char" style:vertical-pos="middle" style:vertical-rel="text"><draw:object xlink:href="Formula-3/" xlink:type="simple" xlink:show="embed" xlink:actuate="onLoad"/></draw:frame>-values is uniform if the null hypothesis is true; it is right-skewed if the alternative hypothesis is true (Fisher, 1925). The distribution of one <draw:frame text:anchor-type="as-char" style:vertical-pos="middle" style:vertical-rel="text"><draw:object xlink:href="Formula-4/" xlink:type="simple" xlink:show="embed" xlink:actuate="onLoad"/></draw:frame>-value is the result of the population effect size, the precision of the estimate, and the observed effect size, whose properties carry over to a set of independent <draw:frame text:anchor-type="as-char" style:vertical-pos="middle" style:vertical-rel="text"><draw:object xlink:href="Formula-5/" xlink:type="simple" xlink:show="embed" xlink:actuate="onLoad"/></draw:frame>-values if those <draw:frame text:anchor-type="as-char" style:vertical-pos="middle" style:vertical-rel="text"><draw:object xlink:href="Formula-6/" xlink:type="simple" xlink:show="embed" xlink:actuate="onLoad"/></draw:frame>-values are independent. As such, the <draw:frame text:anchor-type="as-char" style:vertical-pos="middle" style:vertical-rel="text"><draw:object xlink:href="Formula-7/" xlink:type="simple" xlink:show="embed" xlink:actuate="onLoad"/></draw:frame>-value distribution of a set of independent <draw:frame text:anchor-type="as-char" style:vertical-pos="middle" style:vertical-rel="text"><draw:object xlink:href="Formula-8/" xlink:type="simple" xlink:show="embed" xlink:actuate="onLoad"/></draw:frame>-values is uniform when the null hypothesis is true, or right-skewed when the alternative hypothesis is true.</text:p>
      <text:p text:style-name="Text_20_body">When assumptions underlying the computation of a <draw:frame text:anchor-type="as-char" style:vertical-pos="middle" style:vertical-rel="text"><draw:object xlink:href="Formula-9/" xlink:type="simple" xlink:show="embed" xlink:actuate="onLoad"/></draw:frame>-value are violated, <draw:frame text:anchor-type="as-char" style:vertical-pos="middle" style:vertical-rel="text"><draw:object xlink:href="Formula-10/" xlink:type="simple" xlink:show="embed" xlink:actuate="onLoad"/></draw:frame>-value distributions can take on a variety of shapes. For example, when optional stopping occurs and the null hypothesis is true, <draw:frame text:anchor-type="as-char" style:vertical-pos="middle" style:vertical-rel="text"><draw:object xlink:href="Formula-11/" xlink:type="simple" xlink:show="embed" xlink:actuate="onLoad"/></draw:frame>-values just below .05 become more frequent (C. H. Hartgerink, Aert, Nuijten, Wicherts, &amp; Assen, 2016; Lakens, 2015). However, when optional stopping occurs under the alternative hypothesis or when other researcher degrees of freedom are used, a right-skewed distribution for significant <draw:frame text:anchor-type="as-char" style:vertical-pos="middle" style:vertical-rel="text"><draw:object xlink:href="Formula-12/" xlink:type="simple" xlink:show="embed" xlink:actuate="onLoad"/></draw:frame>-values can still occur (C. H. Hartgerink et al., 2016; Ulrich &amp; Miller, 2015).</text:p>
      <text:p text:style-name="Text_20_body">When independent <draw:frame text:anchor-type="as-char" style:vertical-pos="middle" style:vertical-rel="text"><draw:object xlink:href="Formula-13/" xlink:type="simple" xlink:show="embed" xlink:actuate="onLoad"/></draw:frame>-values are not right-skewed or uniformly distributed (as would be theoretically expected), it can indicate potential data fabrication. For example, in the Fuji case, supposedly randomly assigned groups were fabricated. In truly randomly assigned groups, the measurements are statistically identical (prior to an intervention). However, in the Fuji case Carlisle observed many large <draw:frame text:anchor-type="as-char" style:vertical-pos="middle" style:vertical-rel="text"><draw:object xlink:href="Formula-14/" xlink:type="simple" xlink:show="embed" xlink:actuate="onLoad"/></draw:frame>-values, which ultimately led to the identification of potential data fabrication [@]. In Table xxxx we illustrate the difference between expected data under the null distribution (Set 1) and excessively consistent and potentially fabricated data (Set 2). More specifically, the expected value of a uniform <draw:frame text:anchor-type="as-char" style:vertical-pos="middle" style:vertical-rel="text"><draw:object xlink:href="Formula-15/" xlink:type="simple" xlink:show="embed" xlink:actuate="onLoad"/></draw:frame>-value distribution is .5, but the fabricated data from our illustration have a mean <draw:frame text:anchor-type="as-char" style:vertical-pos="middle" style:vertical-rel="text"><draw:object xlink:href="Formula-16/" xlink:type="simple" xlink:show="embed" xlink:actuate="onLoad"/></draw:frame>-value of 0.956.</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table-cell table:style-name="Table1.A1" office:value-type="string">
              <text:p text:style-name="Table_20_Heading">Study</text:p>
            </table:table-cell>
            <table:table-cell table:style-name="Table1.A1" office:value-type="string">
              <text:p text:style-name="Table_20_Heading"><draw:frame text:anchor-type="as-char" style:vertical-pos="middle" style:vertical-rel="text"><draw:object xlink:href="Formula-19/" xlink:type="simple" xlink:show="embed" xlink:actuate="onLoad"/></draw:frame> (<draw:frame text:anchor-type="as-char" style:vertical-pos="middle" style:vertical-rel="text"><draw:object xlink:href="Formula-20/" xlink:type="simple" xlink:show="embed" xlink:actuate="onLoad"/></draw:frame>) [S1]</text:p>
            </table:table-cell>
            <table:table-cell table:style-name="Table1.A1" office:value-type="string">
              <text:p text:style-name="Table_20_Heading"><draw:frame text:anchor-type="as-char" style:vertical-pos="middle" style:vertical-rel="text"><draw:object xlink:href="Formula-21/" xlink:type="simple" xlink:show="embed" xlink:actuate="onLoad"/></draw:frame> (<draw:frame text:anchor-type="as-char" style:vertical-pos="middle" style:vertical-rel="text"><draw:object xlink:href="Formula-22/" xlink:type="simple" xlink:show="embed" xlink:actuate="onLoad"/></draw:frame>) [S1]</text:p>
            </table:table-cell>
            <table:table-cell table:style-name="Table1.A1" office:value-type="string">
              <text:p text:style-name="P1">P-value [S1]</text:p>
            </table:table-cell>
            <table:table-cell table:style-name="Table1.A1" office:value-type="string">
              <text:p text:style-name="Table_20_Heading"><draw:frame text:anchor-type="as-char" style:vertical-pos="middle" style:vertical-rel="text"><draw:object xlink:href="Formula-23/" xlink:type="simple" xlink:show="embed" xlink:actuate="onLoad"/></draw:frame> (<draw:frame text:anchor-type="as-char" style:vertical-pos="middle" style:vertical-rel="text"><draw:object xlink:href="Formula-24/" xlink:type="simple" xlink:show="embed" xlink:actuate="onLoad"/></draw:frame>) [S2]</text:p>
            </table:table-cell>
            <table:table-cell table:style-name="Table1.A1" office:value-type="string">
              <text:p text:style-name="Table_20_Heading"><draw:frame text:anchor-type="as-char" style:vertical-pos="middle" style:vertical-rel="text"><draw:object xlink:href="Formula-25/" xlink:type="simple" xlink:show="embed" xlink:actuate="onLoad"/></draw:frame> (<draw:frame text:anchor-type="as-char" style:vertical-pos="middle" style:vertical-rel="text"><draw:object xlink:href="Formula-26/" xlink:type="simple" xlink:show="embed" xlink:actuate="onLoad"/></draw:frame>) [S2]</text:p>
            </table:table-cell>
            <table:table-cell table:style-name="Table1.A1" office:value-type="string">
              <text:p text:style-name="P2">P-value [S2]</text:p>
            </table:table-cell>
          </table:table-row>
        </table:table-header-rows>
        <table:table-row>
          <table:table-cell table:style-name="Table1.A1" office:value-type="string">
            <text:p text:style-name="Table_20_Contents">Study 1</text:p>
          </table:table-cell>
          <table:table-cell table:style-name="Table1.A1" office:value-type="string">
            <text:p text:style-name="Table_20_Contents">48.432 (10.044)</text:p>
          </table:table-cell>
          <table:table-cell table:style-name="Table1.A1" office:value-type="string">
            <text:p text:style-name="Table_20_Contents">49.158 (9.138)</text:p>
          </table:table-cell>
          <table:table-cell table:style-name="Table1.A1" office:value-type="string">
            <text:p text:style-name="P3">0.594</text:p>
          </table:table-cell>
          <table:table-cell table:style-name="Table1.A1" office:value-type="string">
            <text:p text:style-name="Table_20_Contents">52.274 (10.475)</text:p>
          </table:table-cell>
          <table:table-cell table:style-name="Table1.A1" office:value-type="string">
            <text:p text:style-name="Table_20_Contents">63.872 (10.684)</text:p>
          </table:table-cell>
          <table:table-cell table:style-name="Table1.A1" office:value-type="string">
            <text:p text:style-name="P4">0.918</text:p>
          </table:table-cell>
        </table:table-row>
        <table:table-row>
          <table:table-cell table:style-name="Table1.A1" office:value-type="string">
            <text:p text:style-name="Table_20_Contents">Study 2</text:p>
          </table:table-cell>
          <table:table-cell table:style-name="Table1.A1" office:value-type="string">
            <text:p text:style-name="Table_20_Contents">50.412 (10.322)</text:p>
          </table:table-cell>
          <table:table-cell table:style-name="Table1.A1" office:value-type="string">
            <text:p text:style-name="Table_20_Contents">49.925 (9.777)</text:p>
          </table:table-cell>
          <table:table-cell table:style-name="Table1.A1" office:value-type="string">
            <text:p text:style-name="P3">0.732</text:p>
          </table:table-cell>
          <table:table-cell table:style-name="Table1.A1" office:value-type="string">
            <text:p text:style-name="Table_20_Contents">62.446 (10.454)</text:p>
          </table:table-cell>
          <table:table-cell table:style-name="Table1.A1" office:value-type="string">
            <text:p text:style-name="Table_20_Contents">60.899 (10.398)</text:p>
          </table:table-cell>
          <table:table-cell table:style-name="Table1.A1" office:value-type="string">
            <text:p text:style-name="P4">0.989</text:p>
          </table:table-cell>
        </table:table-row>
        <table:table-row>
          <table:table-cell table:style-name="Table1.A1" office:value-type="string">
            <text:p text:style-name="Table_20_Contents">Study 3</text:p>
          </table:table-cell>
          <table:table-cell table:style-name="Table1.A1" office:value-type="string">
            <text:p text:style-name="Table_20_Contents">51.546 (9.602)</text:p>
          </table:table-cell>
          <table:table-cell table:style-name="Table1.A1" office:value-type="string">
            <text:p text:style-name="Table_20_Contents">51.336 (9.479)</text:p>
          </table:table-cell>
          <table:table-cell table:style-name="Table1.A1" office:value-type="string">
            <text:p text:style-name="P3">0.877</text:p>
          </table:table-cell>
          <table:table-cell table:style-name="Table1.A1" office:value-type="string">
            <text:p text:style-name="Table_20_Contents">62.185 (10.239)</text:p>
          </table:table-cell>
          <table:table-cell table:style-name="Table1.A1" office:value-type="string">
            <text:p text:style-name="Table_20_Contents">55.655 (10.457)</text:p>
          </table:table-cell>
          <table:table-cell table:style-name="Table1.A1" office:value-type="string">
            <text:p text:style-name="P4">0.951</text:p>
          </table:table-cell>
        </table:table-row>
        <table:table-row>
          <table:table-cell table:style-name="Table1.A1" office:value-type="string">
            <text:p text:style-name="Table_20_Contents">Study 4</text:p>
          </table:table-cell>
          <table:table-cell table:style-name="Table1.A1" office:value-type="string">
            <text:p text:style-name="Table_20_Contents">49.919 (10.503)</text:p>
          </table:table-cell>
          <table:table-cell table:style-name="Table1.A1" office:value-type="string">
            <text:p text:style-name="Table_20_Contents">50.857 (9.513)</text:p>
          </table:table-cell>
          <table:table-cell table:style-name="Table1.A1" office:value-type="string">
            <text:p text:style-name="P3">0.509</text:p>
          </table:table-cell>
          <table:table-cell table:style-name="Table1.A1" office:value-type="string">
            <text:p text:style-name="Table_20_Contents">62.468 (10.06)</text:p>
          </table:table-cell>
          <table:table-cell table:style-name="Table1.A1" office:value-type="string">
            <text:p text:style-name="Table_20_Contents">68.469 (10.761)</text:p>
          </table:table-cell>
          <table:table-cell table:style-name="Table1.A1" office:value-type="string">
            <text:p text:style-name="P4">0.956</text:p>
          </table:table-cell>
        </table:table-row>
        <table:table-row>
          <table:table-cell table:style-name="Table1.A1" office:value-type="string">
            <text:p text:style-name="Table_20_Contents">Study 5</text:p>
          </table:table-cell>
          <table:table-cell table:style-name="Table1.A1" office:value-type="string">
            <text:p text:style-name="Table_20_Contents">49.782 (11.167)</text:p>
          </table:table-cell>
          <table:table-cell table:style-name="Table1.A1" office:value-type="string">
            <text:p text:style-name="Table_20_Contents">50.308 (8.989)</text:p>
          </table:table-cell>
          <table:table-cell table:style-name="Table1.A1" office:value-type="string">
            <text:p text:style-name="P3">0.714</text:p>
          </table:table-cell>
          <table:table-cell table:style-name="Table1.A1" office:value-type="string">
            <text:p text:style-name="Table_20_Contents">67.218 (10.328)</text:p>
          </table:table-cell>
          <table:table-cell table:style-name="Table1.A1" office:value-type="string">
            <text:p text:style-name="Table_20_Contents">55.846 (10.272)</text:p>
          </table:table-cell>
          <table:table-cell table:style-name="Table1.A1" office:value-type="string">
            <text:p text:style-name="P4">0.915</text:p>
          </table:table-cell>
        </table:table-row>
        <table:table-row>
          <table:table-cell table:style-name="Table1.A1" office:value-type="string">
            <text:p text:style-name="Table_20_Contents">Study 6</text:p>
          </table:table-cell>
          <table:table-cell table:style-name="Table1.A1" office:value-type="string">
            <text:p text:style-name="Table_20_Contents">48.631 (9.289)</text:p>
          </table:table-cell>
          <table:table-cell table:style-name="Table1.A1" office:value-type="string">
            <text:p text:style-name="Table_20_Contents">49.29 (10.003)</text:p>
          </table:table-cell>
          <table:table-cell table:style-name="Table1.A1" office:value-type="string">
            <text:p text:style-name="P3">0.630</text:p>
          </table:table-cell>
          <table:table-cell table:style-name="Table1.A1" office:value-type="string">
            <text:p text:style-name="Table_20_Contents">62.806 (11.216)</text:p>
          </table:table-cell>
          <table:table-cell table:style-name="Table1.A1" office:value-type="string">
            <text:p text:style-name="Table_20_Contents">66.746 (11.14)</text:p>
          </table:table-cell>
          <table:table-cell table:style-name="Table1.A1" office:value-type="string">
            <text:p text:style-name="P4">0.975</text:p>
          </table:table-cell>
        </table:table-row>
        <table:table-row>
          <table:table-cell table:style-name="Table1.A1" office:value-type="string">
            <text:p text:style-name="Table_20_Contents">Study 7</text:p>
          </table:table-cell>
          <table:table-cell table:style-name="Table1.A1" office:value-type="string">
            <text:p text:style-name="Table_20_Contents">49.121 (9.191)</text:p>
          </table:table-cell>
          <table:table-cell table:style-name="Table1.A1" office:value-type="string">
            <text:p text:style-name="Table_20_Contents">47.756 (10.095)</text:p>
          </table:table-cell>
          <table:table-cell table:style-name="Table1.A1" office:value-type="string">
            <text:p text:style-name="P3">0.318</text:p>
          </table:table-cell>
          <table:table-cell table:style-name="Table1.A1" office:value-type="string">
            <text:p text:style-name="Table_20_Contents">50.19 (10.789)</text:p>
          </table:table-cell>
          <table:table-cell table:style-name="Table1.A1" office:value-type="string">
            <text:p text:style-name="Table_20_Contents">55.724 (10.302)</text:p>
          </table:table-cell>
          <table:table-cell table:style-name="Table1.A1" office:value-type="string">
            <text:p text:style-name="P4">0.960</text:p>
          </table:table-cell>
        </table:table-row>
        <table:table-row>
          <table:table-cell table:style-name="Table1.A1" office:value-type="string">
            <text:p text:style-name="Table_20_Contents">Study 8</text:p>
          </table:table-cell>
          <table:table-cell table:style-name="Table1.A1" office:value-type="string">
            <text:p text:style-name="Table_20_Contents">49.992 (9.849)</text:p>
          </table:table-cell>
          <table:table-cell table:style-name="Table1.A1" office:value-type="string">
            <text:p text:style-name="Table_20_Contents">51.651 (10.425)</text:p>
          </table:table-cell>
          <table:table-cell table:style-name="Table1.A1" office:value-type="string">
            <text:p text:style-name="P3">0.249</text:p>
          </table:table-cell>
          <table:table-cell table:style-name="Table1.A1" office:value-type="string">
            <text:p text:style-name="Table_20_Contents">54.651 (11.372)</text:p>
          </table:table-cell>
          <table:table-cell table:style-name="Table1.A1" office:value-type="string">
            <text:p text:style-name="Table_20_Contents">55.336 (10.388)</text:p>
          </table:table-cell>
          <table:table-cell table:style-name="Table1.A1" office:value-type="string">
            <text:p text:style-name="P4">0.995</text:p>
          </table:table-cell>
        </table:table-row>
        <table:table-row>
          <table:table-cell table:style-name="Table1.A1" office:value-type="string">
            <text:p text:style-name="Table_20_Contents">Study 9</text:p>
          </table:table-cell>
          <table:table-cell table:style-name="Table1.A1" office:value-type="string">
            <text:p text:style-name="Table_20_Contents">50.181 (9.236)</text:p>
          </table:table-cell>
          <table:table-cell table:style-name="Table1.A1" office:value-type="string">
            <text:p text:style-name="Table_20_Contents">51.292 (10.756)</text:p>
          </table:table-cell>
          <table:table-cell table:style-name="Table1.A1" office:value-type="string">
            <text:p text:style-name="P3">0.434</text:p>
          </table:table-cell>
          <table:table-cell table:style-name="Table1.A1" office:value-type="string">
            <text:p text:style-name="Table_20_Contents">63.322 (11.247)</text:p>
          </table:table-cell>
          <table:table-cell table:style-name="Table1.A1" office:value-type="string">
            <text:p text:style-name="Table_20_Contents">53.734 (11.488)</text:p>
          </table:table-cell>
          <table:table-cell table:style-name="Table1.A1" office:value-type="string">
            <text:p text:style-name="P4">0.941</text:p>
          </table:table-cell>
        </table:table-row>
        <table:table-row>
          <table:table-cell table:style-name="Table1.A1" office:value-type="string">
            <text:p text:style-name="Table_20_Contents">Study 10</text:p>
          </table:table-cell>
          <table:table-cell table:style-name="Table1.A1" office:value-type="string">
            <text:p text:style-name="Table_20_Contents">49.323 (10.414)</text:p>
          </table:table-cell>
          <table:table-cell table:style-name="Table1.A1" office:value-type="string">
            <text:p text:style-name="Table_20_Contents">49.879 (9.577)</text:p>
          </table:table-cell>
          <table:table-cell table:style-name="Table1.A1" office:value-type="string">
            <text:p text:style-name="P3">0.695</text:p>
          </table:table-cell>
          <table:table-cell table:style-name="Table1.A1" office:value-type="string">
            <text:p text:style-name="Table_20_Contents">60.285 (10.069)</text:p>
          </table:table-cell>
          <table:table-cell table:style-name="Table1.A1" office:value-type="string">
            <text:p text:style-name="Table_20_Contents">54.645 (11.211)</text:p>
          </table:table-cell>
          <table:table-cell table:style-name="Table1.A1" office:value-type="string">
            <text:p text:style-name="P4">0.960</text:p>
          </table:table-cell>
        </table:table-row>
      </table:table>
      <text:p text:style-name="Table">Examples of means and standard deviations for a continuous outcome in genuine- and fabricated randomized clinical trials. Set 1 (S1) is randomly generated data under the null hypothesis of random assignment (assumed to be the genuine process), whereas Set 2 (S2) is generated under excessive consistency with equal groups. Each trial condition contains 100 participants. The <draw:frame text:anchor-type="as-char" style:vertical-pos="middle" style:vertical-rel="text"><draw:object xlink:href="Formula-17/" xlink:type="simple" xlink:show="embed" xlink:actuate="onLoad"/></draw:frame>-values are the result of independent <draw:frame text:anchor-type="as-char" style:vertical-pos="middle" style:vertical-rel="text"><draw:object xlink:href="Formula-18/" xlink:type="simple" xlink:show="embed" xlink:actuate="onLoad"/></draw:frame>-tests comparing the experimental and control conditions within each respective set.</text:p>
      <text:p text:style-name="First_20_paragraph">In order to test whether a distribution of independent <draw:frame text:anchor-type="as-char" style:vertical-pos="middle" style:vertical-rel="text"><draw:object xlink:href="Formula-27/" xlink:type="simple" xlink:show="embed" xlink:actuate="onLoad"/></draw:frame>-values might be fabricated, we previously proposed using the Fisher method (Fisher, 1925; S. P. O’Brien et al., 2016). The Fisher method originally was intended as a meta-analytic tool, which tests whether there is sufficient evidence for an effect (i.e., right-skewed <draw:frame text:anchor-type="as-char" style:vertical-pos="middle" style:vertical-rel="text"><draw:object xlink:href="Formula-28/" xlink:type="simple" xlink:show="embed" xlink:actuate="onLoad"/></draw:frame>-value distribution). This test is computed as</text:p>
      <text:p text:style-name="Text_20_body"><draw:frame text:anchor-type="paragraph" style:vertical-pos="middle" style:vertical-rel="text"><draw:object xlink:href="Formula-29/" xlink:type="simple" xlink:show="embed" xlink:actuate="onLoad"/></draw:frame></text:p>
      <text:p text:style-name="Text_20_body">where it tests for more smaller <draw:frame text:anchor-type="as-char" style:vertical-pos="middle" style:vertical-rel="text"><draw:object xlink:href="Formula-30/" xlink:type="simple" xlink:show="embed" xlink:actuate="onLoad"/></draw:frame>-values than larger <draw:frame text:anchor-type="as-char" style:vertical-pos="middle" style:vertical-rel="text"><draw:object xlink:href="Formula-31/" xlink:type="simple" xlink:show="embed" xlink:actuate="onLoad"/></draw:frame>-values across the <draw:frame text:anchor-type="as-char" style:vertical-pos="middle" style:vertical-rel="text"><draw:object xlink:href="Formula-32/" xlink:type="simple" xlink:show="embed" xlink:actuate="onLoad"/></draw:frame> number of <draw:frame text:anchor-type="as-char" style:vertical-pos="middle" style:vertical-rel="text"><draw:object xlink:href="Formula-33/" xlink:type="simple" xlink:show="embed" xlink:actuate="onLoad"/></draw:frame>-values. Reversing this results in</text:p>
      <text:p text:style-name="Text_20_body"><draw:frame text:anchor-type="paragraph" style:vertical-pos="middle" style:vertical-rel="text"><draw:object xlink:href="Formula-34/" xlink:type="simple" xlink:show="embed" xlink:actuate="onLoad"/></draw:frame></text:p>
      <text:p text:style-name="Text_20_body">where it now tests for more larger <draw:frame text:anchor-type="as-char" style:vertical-pos="middle" style:vertical-rel="text"><draw:object xlink:href="Formula-35/" xlink:type="simple" xlink:show="embed" xlink:actuate="onLoad"/></draw:frame>-values than smaller <draw:frame text:anchor-type="as-char" style:vertical-pos="middle" style:vertical-rel="text"><draw:object xlink:href="Formula-36/" xlink:type="simple" xlink:show="embed" xlink:actuate="onLoad"/></draw:frame>-values across the <draw:frame text:anchor-type="as-char" style:vertical-pos="middle" style:vertical-rel="text"><draw:object xlink:href="Formula-37/" xlink:type="simple" xlink:show="embed" xlink:actuate="onLoad"/></draw:frame> number of <draw:frame text:anchor-type="as-char" style:vertical-pos="middle" style:vertical-rel="text"><draw:object xlink:href="Formula-38/" xlink:type="simple" xlink:show="embed" xlink:actuate="onLoad"/></draw:frame>-values that fall above the threshold <draw:frame text:anchor-type="as-char" style:vertical-pos="middle" style:vertical-rel="text"><draw:object xlink:href="Formula-39/" xlink:type="simple" xlink:show="embed" xlink:actuate="onLoad"/></draw:frame> (i.e., the Fisher method now tests for left-skew). When <draw:frame text:anchor-type="as-char" style:vertical-pos="middle" style:vertical-rel="text"><draw:object xlink:href="Formula-40/" xlink:type="simple" xlink:show="embed" xlink:actuate="onLoad"/></draw:frame>, all <draw:frame text:anchor-type="as-char" style:vertical-pos="middle" style:vertical-rel="text"><draw:object xlink:href="Formula-41/" xlink:type="simple" xlink:show="embed" xlink:actuate="onLoad"/></draw:frame>-values are selected. When <draw:frame text:anchor-type="as-char" style:vertical-pos="middle" style:vertical-rel="text"><draw:object xlink:href="Formula-42/" xlink:type="simple" xlink:show="embed" xlink:actuate="onLoad"/></draw:frame> the remaining <draw:frame text:anchor-type="as-char" style:vertical-pos="middle" style:vertical-rel="text"><draw:object xlink:href="Formula-43/" xlink:type="simple" xlink:show="embed" xlink:actuate="onLoad"/></draw:frame>-values are rescaled to fit the original 0-1 range (i.e., dividing by <draw:frame text:anchor-type="as-char" style:vertical-pos="middle" style:vertical-rel="text"><draw:object xlink:href="Formula-44/" xlink:type="simple" xlink:show="embed" xlink:actuate="onLoad"/></draw:frame>). This test is similar (but not equivalent) to Carlisle's method testing for excessive homogeneity across baseline measurements in RCTs (Carlisle, 2012, 2017; Carlisle et al., 2015).</text:p>
      <text:p text:style-name="Text_20_body">As an example, we apply the reversed Fisher method to both the genuine- and fabricated results. Using the threshold <draw:frame text:anchor-type="as-char" style:vertical-pos="middle" style:vertical-rel="text"><draw:object xlink:href="Formula-45/" xlink:type="simple" xlink:show="embed" xlink:actuate="onLoad"/></draw:frame> to only select the nonsignificant results from Table xxxx, we retain <draw:frame text:anchor-type="as-char" style:vertical-pos="middle" style:vertical-rel="text"><draw:object xlink:href="Formula-46/" xlink:type="simple" xlink:show="embed" xlink:actuate="onLoad"/></draw:frame> genuine <draw:frame text:anchor-type="as-char" style:vertical-pos="middle" style:vertical-rel="text"><draw:object xlink:href="Formula-47/" xlink:type="simple" xlink:show="embed" xlink:actuate="onLoad"/></draw:frame>-values and <draw:frame text:anchor-type="as-char" style:vertical-pos="middle" style:vertical-rel="text"><draw:object xlink:href="Formula-48/" xlink:type="simple" xlink:show="embed" xlink:actuate="onLoad"/></draw:frame> fabricated <draw:frame text:anchor-type="as-char" style:vertical-pos="middle" style:vertical-rel="text"><draw:object xlink:href="Formula-49/" xlink:type="simple" xlink:show="embed" xlink:actuate="onLoad"/></draw:frame>-values. This results in <draw:frame text:anchor-type="as-char" style:vertical-pos="middle" style:vertical-rel="text"><draw:object xlink:href="Formula-50/" xlink:type="simple" xlink:show="embed" xlink:actuate="onLoad"/></draw:frame> for the genuine data from Table xxxx; <draw:frame text:anchor-type="as-char" style:vertical-pos="middle" style:vertical-rel="text"><draw:object xlink:href="Formula-51/" xlink:type="simple" xlink:show="embed" xlink:actuate="onLoad"/></draw:frame> for the fabricated data from Table xxxx. Another more practical example directly from the Fuji case (Carlisle, 2012), anecdotally illustrates that actual fabricated data can result in significant findings with the reversed Fisher method. For example, <draw:frame text:anchor-type="as-char" style:vertical-pos="middle" style:vertical-rel="text"><draw:object xlink:href="Formula-52/" xlink:type="simple" xlink:show="embed" xlink:actuate="onLoad"/></draw:frame>-values extracted from the original Table 3 (fentanyl dose; Carlisle, 2012) for five independent comparisons show excessively high <draw:frame text:anchor-type="as-char" style:vertical-pos="middle" style:vertical-rel="text"><draw:object xlink:href="Formula-53/" xlink:type="simple" xlink:show="embed" xlink:actuate="onLoad"/></draw:frame>-values, <draw:frame text:anchor-type="as-char" style:vertical-pos="middle" style:vertical-rel="text"><draw:object xlink:href="Formula-54/" xlink:type="simple" xlink:show="embed" xlink:actuate="onLoad"/></draw:frame>.</text:p>
      <text:p text:style-name="Text_20_body">We note that misspecified one-tailed tests can also result in excessive amounts of large <draw:frame text:anchor-type="as-char" style:vertical-pos="middle" style:vertical-rel="text"><draw:object xlink:href="Formula-55/" xlink:type="simple" xlink:show="embed" xlink:actuate="onLoad"/></draw:frame>-values. For correctly specified one-tailed tests, the <draw:frame text:anchor-type="as-char" style:vertical-pos="middle" style:vertical-rel="text"><draw:object xlink:href="Formula-56/" xlink:type="simple" xlink:show="embed" xlink:actuate="onLoad"/></draw:frame>-value distribution is right-skewed if the alternative hypothesis is true. When the alternative hypothesis is true, but the effect is in the opposite direction of the hypothesized effect (e.g., a negative effect when a one-tailed test for a positive effect is conducted), this results in a left-skewed <draw:frame text:anchor-type="as-char" style:vertical-pos="middle" style:vertical-rel="text"><draw:object xlink:href="Formula-57/" xlink:type="simple" xlink:show="embed" xlink:actuate="onLoad"/></draw:frame>-value distribution. As such, any data fabrication detected with this method would need to be inspected for misspecified one-tailed hypotheses to preclude false conclusions. In the studies we present in this manuscript, misspecification of one-tailed hypothesis testing is not an issue because we prespecified the effect and its direction to the participants.</text:p>
      <text:h text:style-name="Heading_20_3" text:outline-level="3">Variance analysis</text:h>
      <text:p text:style-name="First_20_paragraph">Sample variance- or standard deviation estimates are typically reported to indicate dispersion, but just like the mean there should be sampling error in this estimate proportional to the sample size (i.e., <draw:frame text:anchor-type="as-char" style:vertical-pos="middle" style:vertical-rel="text"><draw:object xlink:href="Formula-59/" xlink:type="simple" xlink:show="embed" xlink:actuate="onLoad"/></draw:frame> under the assumption of normality, p. 351, Yule, 1922). If an observed random variable <draw:frame text:anchor-type="as-char" style:vertical-pos="middle" style:vertical-rel="text"><draw:object xlink:href="Formula-60/" xlink:type="simple" xlink:show="embed" xlink:actuate="onLoad"/></draw:frame> is normally distributed, the variance of <draw:frame text:anchor-type="as-char" style:vertical-pos="middle" style:vertical-rel="text"><draw:object xlink:href="Formula-61/" xlink:type="simple" xlink:show="embed" xlink:actuate="onLoad"/></draw:frame> is <draw:frame text:anchor-type="as-char" style:vertical-pos="middle" style:vertical-rel="text"><draw:object xlink:href="Formula-62/" xlink:type="simple" xlink:show="embed" xlink:actuate="onLoad"/></draw:frame>-distributed (p. 445; Hogg &amp; Tanis, 2001); that is</text:p>
      <text:p text:style-name="Text_20_body"><draw:frame text:anchor-type="paragraph" style:vertical-pos="middle" style:vertical-rel="text"><draw:object xlink:href="Formula-63/" xlink:type="simple" xlink:show="embed" xlink:actuate="onLoad"/></draw:frame></text:p>
      <text:p text:style-name="Text_20_body">where <draw:frame text:anchor-type="as-char" style:vertical-pos="middle" style:vertical-rel="text"><draw:object xlink:href="Formula-64/" xlink:type="simple" xlink:show="embed" xlink:actuate="onLoad"/></draw:frame> is the sample size of the <draw:frame text:anchor-type="as-char" style:vertical-pos="middle" style:vertical-rel="text"><draw:object xlink:href="Formula-65/" xlink:type="simple" xlink:show="embed" xlink:actuate="onLoad"/></draw:frame>th group. Using the reported summary statistics, we can compute the Mean Squares within (<draw:frame text:anchor-type="as-char" style:vertical-pos="middle" style:vertical-rel="text"><draw:object xlink:href="Formula-66/" xlink:type="simple" xlink:show="embed" xlink:actuate="onLoad"/></draw:frame>) each condition as</text:p>
      <text:p text:style-name="Text_20_body"><draw:frame text:anchor-type="paragraph" style:vertical-pos="middle" style:vertical-rel="text"><draw:object xlink:href="Formula-67/" xlink:type="simple" xlink:show="embed" xlink:actuate="onLoad"/></draw:frame></text:p>
      <text:p text:style-name="Text_20_body">where <draw:frame text:anchor-type="as-char" style:vertical-pos="middle" style:vertical-rel="text"><draw:object xlink:href="Formula-68/" xlink:type="simple" xlink:show="embed" xlink:actuate="onLoad"/></draw:frame> is the variance in the <draw:frame text:anchor-type="as-char" style:vertical-pos="middle" style:vertical-rel="text"><draw:object xlink:href="Formula-69/" xlink:type="simple" xlink:show="embed" xlink:actuate="onLoad"/></draw:frame>th group. The reported variances can be standardized by dividing the observed variances by the <draw:frame text:anchor-type="as-char" style:vertical-pos="middle" style:vertical-rel="text"><draw:object xlink:href="Formula-70/" xlink:type="simple" xlink:show="embed" xlink:actuate="onLoad"/></draw:frame>; we denote standardized variances with <draw:frame text:anchor-type="as-char" style:vertical-pos="middle" style:vertical-rel="text"><draw:object xlink:href="Formula-71/" xlink:type="simple" xlink:show="embed" xlink:actuate="onLoad"/></draw:frame>.</text:p>
      <text:p text:style-name="Text_20_body">By standardizing the reported variances observed dispersion across measures can be calculated. Observed dispersion of the standardized variances can be operationalized as the standard deviation of the variances (denoted in this paper as <draw:frame text:anchor-type="as-char" style:vertical-pos="middle" style:vertical-rel="text"><draw:object xlink:href="Formula-73/" xlink:type="simple" xlink:show="embed" xlink:actuate="onLoad"/></draw:frame>, Simonsohn, 2013) or as the range of the variances (denoted as <draw:frame text:anchor-type="as-char" style:vertical-pos="middle" style:vertical-rel="text"><draw:object xlink:href="Formula-74/" xlink:type="simple" xlink:show="embed" xlink:actuate="onLoad"/></draw:frame>). Note that such comparisons are only meaningful if the reported variances originate from a homogeneous population distribution of variances (otherwise, subgroups need to be made).</text:p>
      <text:p text:style-name="Text_20_body">In order to compute the expected dispersion, we use the distribution of the standardized variances to compute how extreme the observed dispersion of the variances is. Assuming normality, the distribution of the standardized variances follows a <draw:frame text:anchor-type="as-char" style:vertical-pos="middle" style:vertical-rel="text"><draw:object xlink:href="Formula-75/" xlink:type="simple" xlink:show="embed" xlink:actuate="onLoad"/></draw:frame>-distribution in the form of</text:p>
      <text:p text:style-name="Text_20_body"><draw:frame text:anchor-type="paragraph" style:vertical-pos="middle" style:vertical-rel="text"><draw:object xlink:href="Formula-76/" xlink:type="simple" xlink:show="embed" xlink:actuate="onLoad"/></draw:frame></text:p>
      <text:p text:style-name="Text_20_body">which is the result of the distribution of <draw:frame text:anchor-type="as-char" style:vertical-pos="middle" style:vertical-rel="text"><draw:object xlink:href="Formula-77/" xlink:type="simple" xlink:show="embed" xlink:actuate="onLoad"/></draw:frame> as denoted earlier, divided by the <draw:frame text:anchor-type="as-char" style:vertical-pos="middle" style:vertical-rel="text"><draw:object xlink:href="Formula-78/" xlink:type="simple" xlink:show="embed" xlink:actuate="onLoad"/></draw:frame>. From this distribution, fictitious variances can be generated for each group under investigation. These are subsequently used to compute one of the measures for dispersion proposed in the previous paragraph (e.g., standard deviation of the variances). Repeating this across <draw:frame text:anchor-type="as-char" style:vertical-pos="middle" style:vertical-rel="text"><draw:object xlink:href="Formula-79/" xlink:type="simple" xlink:show="embed" xlink:actuate="onLoad"/></draw:frame> iterations provides an estimate of the density function for the expected dispersion of the variances. By comparing the observed dispersion of the variances with the expected variances, we can estimate how extreme our observations are. For our purposes, too little dispersion in the variances indicates potential fabrication in the reported data (Simonsohn, 2013).</text:p>
      <text:p text:style-name="Text_20_body">As an example, we apply the variance analysis to the illustration from Table xxxx and the Smeesters case. For the reported standard deviations in Table xxxx, we apply the variance analysis across those in the genuine- and fabricated sets separately. For the genuine data (Set 1), we find that the reported mean standard deviation is 9.8683942 with a standard deviation of 0.5952913; for the fabricated data (Set 2), we find that the reported mean standard deviation is 10.6674101 with a standard deviation of 0.4555638. These summary statistics of the summary statistics already indicate there is a difference between the genuine- and fabricated data. Variance analysis helps us quantify this: Set 1 has no excessive consistency (0.217), whereas Set 2 does show excessive consistency (0.006). In words, out of 10^{4} theoretically expected samples, 2174 showed more consistency for Set 1, whereas only 56 showed more consistency for Set 2. As a non-fictional example, three independent conditions from the same study (<draw:frame text:anchor-type="as-char" style:vertical-pos="middle" style:vertical-rel="text"><draw:object xlink:href="Formula-80/" xlink:type="simple" xlink:show="embed" xlink:actuate="onLoad"/></draw:frame>) were reported to have standard deviations 25.09, 24.58, and 25.65 in the Smeesters case. The standard deviation of these standard deviations is 0.54 (i.e., <draw:frame text:anchor-type="as-char" style:vertical-pos="middle" style:vertical-rel="text"><draw:object xlink:href="Formula-81/" xlink:type="simple" xlink:show="embed" xlink:actuate="onLoad"/></draw:frame>). Such consistency (or even more) would only be observed in 1.37% of 100,000 simulated replications (Simonsohn, 2013).</text:p>
      <text:h text:style-name="Heading_20_3" text:outline-level="3">Effect sizes</text:h>
      <text:p text:style-name="First_20_paragraph">Large effects have previously been opted to arise from dubious origins (Lieberman, Berkman, &amp; Wager, 2009), but there is sufficient evidence that large effects arise from data fabrication. For example, in the misconduct investigations in the Stapel case, effect sizes were one particular indicator of data fabrication in certain papers (Levelt, 2012). Some papers showed extreme explained variances of up to 95%. Moreover, Akhtar-Danesh &amp; Dehghan-Kooshkghazi (2003) asked faculty members from three universities to fabricate data sets and found that the fabricated data showed much larger effect sizes than the genuine data. From our own anecdotal experience, we have found that large effect sizes raised initial suspicions of data fabrication (e.g., <draw:frame text:anchor-type="as-char" style:vertical-pos="middle" style:vertical-rel="text"><draw:object xlink:href="Formula-82/" xlink:type="simple" xlink:show="embed" xlink:actuate="onLoad"/></draw:frame>). In clinical trials, extreme effect sizes are also used to identify potentially fabricated data in multi-site trials while the study is still being conducted (Bailey, 1991).</text:p>
      <text:p text:style-name="Text_20_body">Effect sizes can be reported in research reports in various ways. For example, the most commons ways effect sizes are reported in papers are as a standardized mean difference (e.g., <draw:frame text:anchor-type="as-char" style:vertical-pos="middle" style:vertical-rel="text"><draw:object xlink:href="Formula-83/" xlink:type="simple" xlink:show="embed" xlink:actuate="onLoad"/></draw:frame>), as an explained variance (e.g., <draw:frame text:anchor-type="as-char" style:vertical-pos="middle" style:vertical-rel="text"><draw:object xlink:href="Formula-84/" xlink:type="simple" xlink:show="embed" xlink:actuate="onLoad"/></draw:frame>), or as a test statistic. A test statistic is also a measure of effect size, albeit in a not directly interpretable form. A test result such as <draw:frame text:anchor-type="as-char" style:vertical-pos="middle" style:vertical-rel="text"><draw:object xlink:href="Formula-85/" xlink:type="simple" xlink:show="embed" xlink:actuate="onLoad"/></draw:frame> corresponds to d=0.924 and r=0.176 (C. H. J. Hartgerink et al., 2017). These effect sizes can readily be recomputed based on data extracted with <text:span text:style-name="Source_Text">statcheck</text:span> across thousands of results (Hartgerink, 2016; Nuijten, Hartgerink, Assen, Epskamp, &amp; Wicherts, 2015).</text:p>
      <text:p text:style-name="Text_20_body">Observed effect sizes can subsequently be compared with the effect distribution of other studies investigating the same effect. For example, if a study on the 'foot-in-the-door' technique yields an effect size of <draw:frame text:anchor-type="as-char" style:vertical-pos="middle" style:vertical-rel="text"><draw:object xlink:href="Formula-86/" xlink:type="simple" xlink:show="embed" xlink:actuate="onLoad"/></draw:frame>, we can collect other studies that investigate the 'foot-in-the-door' effect and compare how extreme that <draw:frame text:anchor-type="as-char" style:vertical-pos="middle" style:vertical-rel="text"><draw:object xlink:href="Formula-87/" xlink:type="simple" xlink:show="embed" xlink:actuate="onLoad"/></draw:frame> is in comparison to the other studies. If the largest observed effect size in the literature is <draw:frame text:anchor-type="as-char" style:vertical-pos="middle" style:vertical-rel="text"><draw:object xlink:href="Formula-88/" xlink:type="simple" xlink:show="embed" xlink:actuate="onLoad"/></draw:frame> and a reasonable number of studies on the 'foot-in-the-door' effect have been done, this can be considered extreme and a flag for potential data fabrication. This method specifically looks at situations where fabricators would want to fabricate the existence of an effect (not the absence of one).</text:p>
      <text:p text:style-name="Text_20_body">Collecting the effect distribution to compare with requires some attention, however. Considering published research is biased towards statistically significant results (e.g., Mahoney, 1977) and results in inflated effect sizes (M. B. Nuijten, Assen, Veldkamp, &amp; Wicherts, 2015), effect distributions from published literature will tend to be conservative in detecting potential extreme effects due to data fabrication. Unbiased effect size distributions for an effect can be collected from large-scale replication projects, such as Registered Replication Reports (e.g., Cheung et al., 2016).</text:p>
      <text:h text:style-name="Heading_20_2" text:outline-level="2">Detecting data fabrication in raw data</text:h>
      <text:h text:style-name="Heading_20_1" text:outline-level="1">Study 1 - detecting fabricated summary statistics</text:h>
      <text:p text:style-name="First_20_paragraph">We tested the performance of statistical methods to detect data fabrication in summary statistics with genuine- and fabricated summary statistics from four anchoring studies (Jacowitz &amp; Kahneman, 1995; A. Tversky &amp; Kahneman, 1974). The anchoring effect is a well-known psychological heuristic that uses the information in the question as the starting point for the answer, which is then adjusted to yield a final estimate of a quantity. For example 'Do you think the percentage of African countries in the UN is above or below [10% or 65%]? What do you think is the percentage of African countries in the UN?'. These questions yield mean responses of 25% and 45%, respectively (A. Tversky &amp; Kahneman, 1974), despite essentially posing the same factual question. A considerable amount of (assumably) genuine data sets on the anchoring heuristic are freely available (<text:a xlink:type="simple" xlink:href="https://osf.io/pqf9r" office:name=""><text:span text:style-name="Definition">https://osf.io/pqf9r</text:span></text:a>; Klein et al., 2014) and we collected fabricated data sets within this study. This study was approved by the Tilburg Ethical Review Board (EC-2015.50). </text:p>
      <text:h text:style-name="Heading_20_2" text:outline-level="2">Methods</text:h>
      <text:p text:style-name="First_20_paragraph">We collected genuine- and fabricated summary statistics for four anchoring studies: (i) distance from San Francisco to New York, (ii) population of Chicago, (iii) height of the Mount Everest, and (iv) the number of babies born per day in the United States (Jacowitz &amp; Kahneman, 1995). Each of the four studies provided us with summary statistics for a 2 (low/high anchoring) <draw:frame text:anchor-type="as-char" style:vertical-pos="middle" style:vertical-rel="text"><draw:object xlink:href="Formula-89/" xlink:type="simple" xlink:show="embed" xlink:actuate="onLoad"/></draw:frame> 2 (male/female) factorial design. Throughout our study, the unit of analysis is a set of summary statistics (i.e., means, standard deviations, and test results) for the four anchoring studies from one respondent. For current purposes, a respondent is defined as researcher/lab where the four anchoring studies' summary statistics originate from. All materials, data, and analyses scripts are freely available on the OSF (<text:a xlink:type="simple" xlink:href="https://osf.io/b24pq" office:name=""><text:span text:style-name="Definition">https://osf.io/b24pq</text:span></text:a>) and a preregistration is available at <text:a xlink:type="simple" xlink:href="https://osf.io/tshx8/" office:name=""><text:span text:style-name="Definition">https://osf.io/tshx8/</text:span></text:a>. Throughout this report, we will indicate which facets were not preregistered or deviate from the preregistration by denoting "(not preregistered)" or "(deviation from preregistration)", respectively.</text:p>
      <text:h text:style-name="Heading_20_3" text:outline-level="3">Data collection</text:h>
      <text:p text:style-name="First_20_paragraph">We downloaded thirty-six genuine data sets from the publicly available Many Labs (ML) project (<text:a xlink:type="simple" xlink:href="https://osf.io/pqf9r" office:name=""><text:span text:style-name="Definition">https://osf.io/pqf9r</text:span></text:a>; Klein et al., 2014). The ML project replicated several effects across thirty-six locations, including the anchoring effect in the four studies mentioned previously. Considering the size of the ML project, the transparency of research results, and minimal individual gain for fabricating data, we assumed these data to be genuine. For each of the thirty-six locations we computed three summary statistics (i.e., sample sizes, means, and standard deviations) for each of the four conditions in the four anchoring studies (i.e., <draw:frame text:anchor-type="as-char" style:vertical-pos="middle" style:vertical-rel="text"><draw:object xlink:href="Formula-90/" xlink:type="simple" xlink:show="embed" xlink:actuate="onLoad"/></draw:frame>) for each of the thirty-six locations. We computed these summary statistics from the raw ML data, which were cleaned using the original analysis scripts from the ML project.</text:p>
      <text:p text:style-name="Text_20_body">The sampling frame consisted of 2,038 psychology researchers who published a peer-reviewed paper in 2015, as indexed in Web of Science (WoS) with the filter set to the U.S. We sampled psychology researchers to improve familiarity with the anchoring effect (Jacowitz &amp; Kahneman, 1995; A. Tversky &amp; Kahneman, 1974), for which summary statistics were fabricated. We filtered for U.S. researchers to ensure familiarity with the imperial measurement system, which is the scale of some of the anchoring studies and in order to reduce heterogeneity across fabricators. We searched WoS on October 13, 2015. In total, 2,038 unique corresponding e-mails were extracted from 2,014 papers (due to multiple corresponding authors).</text:p>
      <text:p text:style-name="Text_20_body">From these 2,038 psychology researchers, we e-mailed a random sample of 1,000 researchers to participate in this study (April 25, 2016; <text:a xlink:type="simple" xlink:href="https://osf.io/s4w8r" office:name=""><text:span text:style-name="Definition">osf.io/s4w8r</text:span></text:a>). We used Qualtrics and removed identifying information not essential to the study (e.g., no IP-addresses saved). We informed the participating researchers that the study would require them to fabricate data and explicitly mentioned that we would investigate these data with statistical methods to detect data fabrication. We also clarified to the respondents that they could stop at any time without providing a reason. If they wanted, respondents received a $30 Amazon gift card as compensation for their participation if they were willing to enter their email address. They could win an additional $50 Amazon gift card if they were one of three top fabricators (how we determined this is explained in the Data Analysis section). The provided e-mail addresses were unlinked from individual responses upon sending the bonus gift cards. The full text of the Qualtrics survey is available at <text:a xlink:type="simple" xlink:href="https://osf.io/w984b" office:name=""><text:span text:style-name="Definition">osf.io/w984b</text:span></text:a>.</text:p>
      <text:p text:style-name="Text_20_body">Each respondent was instructed to fabricate 32 summary statistics (4 studies <draw:frame text:anchor-type="as-char" style:vertical-pos="middle" style:vertical-rel="text"><draw:object xlink:href="Formula-91/" xlink:type="simple" xlink:show="embed" xlink:actuate="onLoad"/></draw:frame> 2 conditions <draw:frame text:anchor-type="as-char" style:vertical-pos="middle" style:vertical-rel="text"><draw:object xlink:href="Formula-92/" xlink:type="simple" xlink:show="embed" xlink:actuate="onLoad"/></draw:frame> 2 sexes <draw:frame text:anchor-type="as-char" style:vertical-pos="middle" style:vertical-rel="text"><draw:object xlink:href="Formula-93/" xlink:type="simple" xlink:show="embed" xlink:actuate="onLoad"/></draw:frame> 2 statistics [mean and sd]) that corresponded to three hypotheses. We instructed respondents to fabricate results for the following hypotheses: there is (i) a positive main effect of the anchoring condition, (ii) no effect of sex, and (iii) no interaction effect between condition and sex. We fixed the sample sizes to 25 per cell; respondents did not need to fabricate sample sizes. These fabricated summary statistics and their accompanying test results for these three hypotheses serve as the data to examine the properties of statistical tools to detect data fabrication.</text:p>
      <text:p text:style-name="Text_20_body">We provided respondents with a template spreadsheet to fill out the fabricated data, in order to standardize the fabrication process without restraining the participant in how they chose to fabricate data. Figure 1 depicts an example of this spreadsheet (original: <text:a xlink:type="simple" xlink:href="https://osf.io/w6v4u" office:name=""><text:span text:style-name="Definition">https://osf.io/w6v4u</text:span></text:a>). We requested respondents to fill in the yellow cells with fabricated data, which includes means and the standard deviations for four conditions. Using these values, statistical tests are computed and shown in the "Current result" column instantaneously. If these results confirmed the hypotheses, a checkmark appeared as depicted in Figure 1. We required respondents to copy-paste the yellow cells into Qualtrics, to provide a standardized response format that could be automatically processed in the analyses. Technically, participants could provide a response that did not correspond to the instructions.</text:p>
      <text:p text:style-name="Text_20_body">Upon completion of the data fabrication, we debriefed respondents within the Qualtrics environment (<text:a xlink:type="simple" xlink:href="https://osf.io/rg3qc/" office:name=""><text:span text:style-name="Definition">osf.io/rg3qc/</text:span></text:a>). Respondents answered several questions about their statistical knowledge and approach to data fabrication and finally we reminded them that data fabrication is widely condemned by professional organizations, institutions, and funding agencies alike. This reminder was intended to minimize potential carry-over effects of the unethical behavior into actual research practice (Mazar, Amir, &amp; Ariely, 2008). We rewarded participation with a $30 Amazon gift card and the fabricated results that were most difficult to detect received a bonus $50 Amazon gift card. Using quotum sampling, we collected as many responses as possible for the available 36 rewards, resulting in 39 fabricated data sets (<text:a xlink:type="simple" xlink:href="https://osf.io/e6zys" office:name=""><text:span text:style-name="Definition">https://osf.io/e6zys</text:span></text:a>; 3 participants did not participate for a bonus).</text:p>
      <text:h text:style-name="Heading_20_3" text:outline-level="3">Data analysis</text:h>
      <text:p text:style-name="First_20_paragraph">We analyzed the genuine- and fabricated data sets for the four anchoring studies in four ways. First, we applied the reversed Fisher method to the results of the gender and interaction hypotheses (i.e., nonsignificant results) across the four studies. Second, we applied variance analysis to the reported variances of each of the four groups per study separately. Third, and not preregistered, we used the effect size to detect fabricated data based on the premise that fabricated effects would be larger. Fourth, we combined the results from the reversed Fisher method and variance analyses, using the original Fisher method (Fisher, 1925).</text:p>
      <text:p text:style-name="Text_20_body">Specifically for the variance analyses, we deviated from the preregistration. Initially, we simultaneously analyzed the reported variances per study across the anchoring conditions. However, upon analyzing these values, we realized that the variance analyses assume that the reported variances are from the same population distribution, which is not necessarily the case for the anchoring conditions. Hence, we included two variance analyses per anchoring study, splitting the conditions into more homogeneous subsets (i.e., one subset across genders for the high anchoring condition and one across the genders for the low anchoring condition). In the results we differentiate between these by using 'homogeneous' (across conditions) and 'heterogeneous' (separated for low- and high anchoring conditions).</text:p>
      <text:p text:style-name="Text_20_body">For each of these statistical tests to detect data fabrication we carried out sensitivity and specificity analyses using Area Under Receiving Operator Characteristic (AUROC) curves. AUROC-analyses indicate the sensitivity (i.e., True Positive Rate [TPR]) and specificity (i.e., True Negative Rate [TNR]) for various decision criteria (e.g., <draw:frame text:anchor-type="as-char" style:vertical-pos="middle" style:vertical-rel="text"><draw:object xlink:href="Formula-94/" xlink:type="simple" xlink:show="embed" xlink:actuate="onLoad"/></draw:frame>). AUROC values indicate the probability that a randomly drawn fabricated- and genuine dataset can be correctly classified as fabricated and genuine (Hanley &amp; McNeil, 1982). In other words, if <draw:frame text:anchor-type="as-char" style:vertical-pos="middle" style:vertical-rel="text"><draw:object xlink:href="Formula-95/" xlink:type="simple" xlink:show="embed" xlink:actuate="onLoad"/></draw:frame>, correctly classifying a randomly drawn dataset as fabricated (or genuine) in this sample is equal to 50%. For this setting, we follow the guidelines of Youngstrom (2013) and regard any AUROC value <draw:frame text:anchor-type="as-char" style:vertical-pos="middle" style:vertical-rel="text"><draw:object xlink:href="Formula-96/" xlink:type="simple" xlink:show="embed" xlink:actuate="onLoad"/></draw:frame> as poor for detecting data fabrication, <draw:frame text:anchor-type="as-char" style:vertical-pos="middle" style:vertical-rel="text"><draw:object xlink:href="Formula-97/" xlink:type="simple" xlink:show="embed" xlink:actuate="onLoad"/></draw:frame> AUROC <draw:frame text:anchor-type="as-char" style:vertical-pos="middle" style:vertical-rel="text"><draw:object xlink:href="Formula-98/" xlink:type="simple" xlink:show="embed" xlink:actuate="onLoad"/></draw:frame> as fair, <draw:frame text:anchor-type="as-char" style:vertical-pos="middle" style:vertical-rel="text"><draw:object xlink:href="Formula-99/" xlink:type="simple" xlink:show="embed" xlink:actuate="onLoad"/></draw:frame> AUROC <draw:frame text:anchor-type="as-char" style:vertical-pos="middle" style:vertical-rel="text"><draw:object xlink:href="Formula-100/" xlink:type="simple" xlink:show="embed" xlink:actuate="onLoad"/></draw:frame> as good, and AUROC <draw:frame text:anchor-type="as-char" style:vertical-pos="middle" style:vertical-rel="text"><draw:object xlink:href="Formula-101/" xlink:type="simple" xlink:show="embed" xlink:actuate="onLoad"/></draw:frame> as excellent. We conducted these analyses using the <text:span text:style-name="Source_Text">PROC</text:span> package (Robin et al., 2011).</text:p>
      <text:h text:style-name="Heading_20_2" text:outline-level="2">Results</text:h>
      <text:p text:style-name="First_20_paragraph">Figure 2 shows a group-level comparison of the genuine- and fabricated <draw:frame text:anchor-type="as-char" style:vertical-pos="middle" style:vertical-rel="text"><draw:object xlink:href="Formula-102/" xlink:type="simple" xlink:show="embed" xlink:actuate="onLoad"/></draw:frame>-values and relevant effect sizes (<draw:frame text:anchor-type="as-char" style:vertical-pos="middle" style:vertical-rel="text"><draw:object xlink:href="Formula-103/" xlink:type="simple" xlink:show="embed" xlink:actuate="onLoad"/></draw:frame>). These group-level comparisons provide an overview of the differences between the genuine- and fabricated data (see also Akhtar-Danesh &amp; Dehghan-Kooshkghazi, 2003). These distributions indicate little group differences between genuine- and fabricated data when nonsignificant effects are inspected (i.e., gender and interaction hypotheses). However, there seem to be large group differences when we required subjects to fabricate significant summary statistics (i.e., condition hypothesis).</text:p>
      <text:h text:style-name="Heading_20_3" text:outline-level="3">P-value analysis</text:h>
      <text:p text:style-name="First_20_paragraph">Using nonsignificant <draw:frame text:anchor-type="as-char" style:vertical-pos="middle" style:vertical-rel="text"><draw:object xlink:href="Formula-104/" xlink:type="simple" xlink:show="embed" xlink:actuate="onLoad"/></draw:frame>-values to detect data fabrication is hardly better than chance level in the current sample. We asked researchers to fabricate data for nonsignificant effect sizes across four anchoring studies, thinking they might be unable to produce uniformly distributed <draw:frame text:anchor-type="as-char" style:vertical-pos="middle" style:vertical-rel="text"><draw:object xlink:href="Formula-105/" xlink:type="simple" xlink:show="embed" xlink:actuate="onLoad"/></draw:frame>-values due to misunderstanding of what a <draw:frame text:anchor-type="as-char" style:vertical-pos="middle" style:vertical-rel="text"><draw:object xlink:href="Formula-106/" xlink:type="simple" xlink:show="embed" xlink:actuate="onLoad"/></draw:frame>-value means [@;@]. Our results indicate that the <draw:frame text:anchor-type="as-char" style:vertical-pos="middle" style:vertical-rel="text"><draw:object xlink:href="Formula-107/" xlink:type="simple" xlink:show="embed" xlink:actuate="onLoad"/></draw:frame>-values for the gender effect and interaction effect perform only slightly above chance level for detecting fabricated data, <draw:frame text:anchor-type="as-char" style:vertical-pos="middle" style:vertical-rel="text"><draw:object xlink:href="Formula-108/" xlink:type="simple" xlink:show="embed" xlink:actuate="onLoad"/></draw:frame> and <draw:frame text:anchor-type="as-char" style:vertical-pos="middle" style:vertical-rel="text"><draw:object xlink:href="Formula-109/" xlink:type="simple" xlink:show="embed" xlink:actuate="onLoad"/></draw:frame>, respectively. In other words, detection of fabricated data with nonsignificant <draw:frame text:anchor-type="as-char" style:vertical-pos="middle" style:vertical-rel="text"><draw:object xlink:href="Formula-110/" xlink:type="simple" xlink:show="embed" xlink:actuate="onLoad"/></draw:frame>-values does not seem promising based on results from this sample.</text:p>
      <text:h text:style-name="Heading_20_3" text:outline-level="3">Variance analysis</text:h>
      <text:p text:style-name="First_20_paragraph">We performed a total of 28 variance analyses across the fabricated standard deviations for the four anchoring studies, with 14 using the <draw:frame text:anchor-type="as-char" style:vertical-pos="middle" style:vertical-rel="text"><draw:object xlink:href="Formula-111/" xlink:type="simple" xlink:show="embed" xlink:actuate="onLoad"/></draw:frame> measure and 14 using the <draw:frame text:anchor-type="as-char" style:vertical-pos="middle" style:vertical-rel="text"><draw:object xlink:href="Formula-112/" xlink:type="simple" xlink:show="embed" xlink:actuate="onLoad"/></draw:frame> measure. More specifically, we analyzed the standard deviations across all studies combined (assuming homogeneity across conditions), across all studies (assuming heterogeneity across anchoring conditions), within each study, and within each anchoring condition. We computed the AUROC value with the directional assumption that genuine data would show more variation than fabricated data. Results are presented in Table 1.</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Method</text:p>
            </table:table-cell>
            <table:table-cell table:style-name="Table2.A1" office:value-type="string">
              <text:p text:style-name="P5">AUROC <draw:frame text:anchor-type="as-char" style:vertical-pos="middle" style:vertical-rel="text"><draw:object xlink:href="Formula-113/" xlink:type="simple" xlink:show="embed" xlink:actuate="onLoad"/></draw:frame></text:p>
            </table:table-cell>
            <table:table-cell table:style-name="Table2.A1" office:value-type="string">
              <text:p text:style-name="P6">AUROC <draw:frame text:anchor-type="as-char" style:vertical-pos="middle" style:vertical-rel="text"><draw:object xlink:href="Formula-114/" xlink:type="simple" xlink:show="embed" xlink:actuate="onLoad"/></draw:frame></text:p>
            </table:table-cell>
          </table:table-row>
        </table:table-header-rows>
        <table:table-row>
          <table:table-cell table:style-name="Table2.A1" office:value-type="string">
            <text:p text:style-name="Table_20_Contents">Homogeneous, all studies combined</text:p>
          </table:table-cell>
          <table:table-cell table:style-name="Table2.A1" office:value-type="string">
            <text:p text:style-name="P7">0.255</text:p>
          </table:table-cell>
          <table:table-cell table:style-name="Table2.A1" office:value-type="string">
            <text:p text:style-name="P8">0.250</text:p>
          </table:table-cell>
        </table:table-row>
        <table:table-row>
          <table:table-cell table:style-name="Table2.A1" office:value-type="string">
            <text:p text:style-name="Table_20_Contents">Homogeneous, study 1</text:p>
          </table:table-cell>
          <table:table-cell table:style-name="Table2.A1" office:value-type="string">
            <text:p text:style-name="P7">0.373</text:p>
          </table:table-cell>
          <table:table-cell table:style-name="Table2.A1" office:value-type="string">
            <text:p text:style-name="P8">0.375</text:p>
          </table:table-cell>
        </table:table-row>
        <table:table-row>
          <table:table-cell table:style-name="Table2.A1" office:value-type="string">
            <text:p text:style-name="Table_20_Contents">Homogeneous, study 2</text:p>
          </table:table-cell>
          <table:table-cell table:style-name="Table2.A1" office:value-type="string">
            <text:p text:style-name="P7">0.395</text:p>
          </table:table-cell>
          <table:table-cell table:style-name="Table2.A1" office:value-type="string">
            <text:p text:style-name="P8">0.414</text:p>
          </table:table-cell>
        </table:table-row>
        <table:table-row>
          <table:table-cell table:style-name="Table2.A1" office:value-type="string">
            <text:p text:style-name="Table_20_Contents">Homogeneous, study 3</text:p>
          </table:table-cell>
          <table:table-cell table:style-name="Table2.A1" office:value-type="string">
            <text:p text:style-name="P7">0.497</text:p>
          </table:table-cell>
          <table:table-cell table:style-name="Table2.A1" office:value-type="string">
            <text:p text:style-name="P8">0.503</text:p>
          </table:table-cell>
        </table:table-row>
        <table:table-row>
          <table:table-cell table:style-name="Table2.A1" office:value-type="string">
            <text:p text:style-name="Table_20_Contents">Homogeneous, study 4</text:p>
          </table:table-cell>
          <table:table-cell table:style-name="Table2.A1" office:value-type="string">
            <text:p text:style-name="P7">0.405</text:p>
          </table:table-cell>
          <table:table-cell table:style-name="Table2.A1" office:value-type="string">
            <text:p text:style-name="P8">0.430</text:p>
          </table:table-cell>
        </table:table-row>
        <table:table-row>
          <table:table-cell table:style-name="Table2.A1" office:value-type="string">
            <text:p text:style-name="Table_20_Contents">Heterogeneous, all studies combined</text:p>
          </table:table-cell>
          <table:table-cell table:style-name="Table2.A1" office:value-type="string">
            <text:p text:style-name="P7">0.759</text:p>
          </table:table-cell>
          <table:table-cell table:style-name="Table2.A1" office:value-type="string">
            <text:p text:style-name="P8">0.748</text:p>
          </table:table-cell>
        </table:table-row>
        <table:table-row>
          <table:table-cell table:style-name="Table2.A1" office:value-type="string">
            <text:p text:style-name="Table_20_Contents">Heterogeneous study 1, low anchor condition</text:p>
          </table:table-cell>
          <table:table-cell table:style-name="Table2.A1" office:value-type="string">
            <text:p text:style-name="P7">0.643</text:p>
          </table:table-cell>
          <table:table-cell table:style-name="Table2.A1" office:value-type="string">
            <text:p text:style-name="P8">0.643</text:p>
          </table:table-cell>
        </table:table-row>
        <table:table-row>
          <table:table-cell table:style-name="Table2.A1" office:value-type="string">
            <text:p text:style-name="Table_20_Contents">Heterogeneous study 1, high anchor condition</text:p>
          </table:table-cell>
          <table:table-cell table:style-name="Table2.A1" office:value-type="string">
            <text:p text:style-name="P7">0.438</text:p>
          </table:table-cell>
          <table:table-cell table:style-name="Table2.A1" office:value-type="string">
            <text:p text:style-name="P8">0.438</text:p>
          </table:table-cell>
        </table:table-row>
        <table:table-row>
          <table:table-cell table:style-name="Table2.A1" office:value-type="string">
            <text:p text:style-name="Table_20_Contents">Heterogeneous study 2, low anchor condition</text:p>
          </table:table-cell>
          <table:table-cell table:style-name="Table2.A1" office:value-type="string">
            <text:p text:style-name="P7">0.747</text:p>
          </table:table-cell>
          <table:table-cell table:style-name="Table2.A1" office:value-type="string">
            <text:p text:style-name="P8">0.747</text:p>
          </table:table-cell>
        </table:table-row>
        <table:table-row>
          <table:table-cell table:style-name="Table2.A1" office:value-type="string">
            <text:p text:style-name="Table_20_Contents">Heterogeneous study 2, high anchor condition</text:p>
          </table:table-cell>
          <table:table-cell table:style-name="Table2.A1" office:value-type="string">
            <text:p text:style-name="P7">0.615</text:p>
          </table:table-cell>
          <table:table-cell table:style-name="Table2.A1" office:value-type="string">
            <text:p text:style-name="P8">0.615</text:p>
          </table:table-cell>
        </table:table-row>
        <table:table-row>
          <table:table-cell table:style-name="Table2.A1" office:value-type="string">
            <text:p text:style-name="Table_20_Contents">Heterogeneous study 3, low anchor condition</text:p>
          </table:table-cell>
          <table:table-cell table:style-name="Table2.A1" office:value-type="string">
            <text:p text:style-name="P7">0.667</text:p>
          </table:table-cell>
          <table:table-cell table:style-name="Table2.A1" office:value-type="string">
            <text:p text:style-name="P8">0.667</text:p>
          </table:table-cell>
        </table:table-row>
        <table:table-row>
          <table:table-cell table:style-name="Table2.A1" office:value-type="string">
            <text:p text:style-name="Table_20_Contents">Heterogeneous study 3, high anchor condition</text:p>
          </table:table-cell>
          <table:table-cell table:style-name="Table2.A1" office:value-type="string">
            <text:p text:style-name="P7">0.650</text:p>
          </table:table-cell>
          <table:table-cell table:style-name="Table2.A1" office:value-type="string">
            <text:p text:style-name="P8">0.650</text:p>
          </table:table-cell>
        </table:table-row>
        <table:table-row>
          <table:table-cell table:style-name="Table2.A1" office:value-type="string">
            <text:p text:style-name="Table_20_Contents">Heterogeneous study 4, low anchor condition</text:p>
          </table:table-cell>
          <table:table-cell table:style-name="Table2.A1" office:value-type="string">
            <text:p text:style-name="P7">0.800</text:p>
          </table:table-cell>
          <table:table-cell table:style-name="Table2.A1" office:value-type="string">
            <text:p text:style-name="P8">0.800</text:p>
          </table:table-cell>
        </table:table-row>
        <table:table-row>
          <table:table-cell table:style-name="Table2.A1" office:value-type="string">
            <text:p text:style-name="Table_20_Contents">Heterogeneous study 4, high anchor condition</text:p>
          </table:table-cell>
          <table:table-cell table:style-name="Table2.A1" office:value-type="string">
            <text:p text:style-name="P7">0.556</text:p>
          </table:table-cell>
          <table:table-cell table:style-name="Table2.A1" office:value-type="string">
            <text:p text:style-name="P8">0.556</text:p>
          </table:table-cell>
        </table:table-row>
      </table:table>
      <text:p text:style-name="Table"><text:span text:style-name="T1">Table</text:span><text:span text:style-name="T2"> </text:span><text:span text:style-name="T3">XX.</text:span> Diagnosticity of using variance analyses to detect data fabrication, depicted with the AUROC-value. We assumed fabricated results would show</text:p>
      <text:p text:style-name="First_20_paragraph">Results indicate that (1) heterogeneity of population variances directly affect the effectiveness of detecting data fabrication, (2) the different operationalizations of variance analyses show minimal differences, and (3) that the combined analysis of standard deviations across anchoring conditions in the four studies is a preferred method. When comparing the combined variance analyses, we see that the homogeneity assumption drastically decreases the performance (<draw:frame text:anchor-type="as-char" style:vertical-pos="middle" style:vertical-rel="text"><draw:object xlink:href="Formula-115/" xlink:type="simple" xlink:show="embed" xlink:actuate="onLoad"/></draw:frame>; homogeneity: <draw:frame text:anchor-type="as-char" style:vertical-pos="middle" style:vertical-rel="text"><draw:object xlink:href="Formula-116/" xlink:type="simple" xlink:show="embed" xlink:actuate="onLoad"/></draw:frame>, heterogeneity: AUROC=0.759). This assumption has not previously been explicated [@] and we also did not preregister analyses that took into account this assumption. Moreover, the maximum absolute difference between the <draw:frame text:anchor-type="as-char" style:vertical-pos="middle" style:vertical-rel="text"><draw:object xlink:href="Formula-117/" xlink:type="simple" xlink:show="embed" xlink:actuate="onLoad"/></draw:frame> and <draw:frame text:anchor-type="as-char" style:vertical-pos="middle" style:vertical-rel="text"><draw:object xlink:href="Formula-118/" xlink:type="simple" xlink:show="embed" xlink:actuate="onLoad"/></draw:frame> operationalizations is 0.025 and there is no reason to deviate from the original <draw:frame text:anchor-type="as-char" style:vertical-pos="middle" style:vertical-rel="text"><draw:object xlink:href="Formula-119/" xlink:type="simple" xlink:show="embed" xlink:actuate="onLoad"/></draw:frame> operationalization as proposed by @. Lastly, we see that variance analyses separated per study or anchoring condition within a study are quite variable, which suggests that the combined analysis is preferred because selecting a priori selection of a specific subset is unfeasible in practice.</text:p>
      <text:h text:style-name="Heading_20_3" text:outline-level="3">Effect sizes</text:h>
      <text:p text:style-name="First_20_paragraph">By simply comparing effect sizes of the main anchoring effect, results indicate that this is a parsiminious and effective way of detecting data fabrication. More specifically, given a genuine- and fabricated anchoring effect size, there is approximately a 75% chance that the larger effect size is the fabricated one (i.e., <draw:frame text:anchor-type="as-char" style:vertical-pos="middle" style:vertical-rel="text"><draw:object xlink:href="Formula-120/" xlink:type="simple" xlink:show="embed" xlink:actuate="onLoad"/></draw:frame>). Comparing this to the best performing variance analysis (i.e., <draw:frame text:anchor-type="as-char" style:vertical-pos="middle" style:vertical-rel="text"><draw:object xlink:href="Formula-121/" xlink:type="simple" xlink:show="embed" xlink:actuate="onLoad"/></draw:frame>), performance is similar but considerably easier in practice.</text:p>
      <text:h text:style-name="Heading_20_3" text:outline-level="3">Combination of p-value and variance analysis</text:h>
      <text:p text:style-name="First_20_paragraph">We combined the results from the different variance analyses with the <draw:frame text:anchor-type="as-char" style:vertical-pos="middle" style:vertical-rel="text"><draw:object xlink:href="Formula-122/" xlink:type="simple" xlink:show="embed" xlink:actuate="onLoad"/></draw:frame>-value analyses of the nonsignificant gender- and interaction effects. Because we conducted combined and subsetted variance analyses under two different assumptions (homogeneous- or heterogeneous variances across anchoring conditions), we also conducted a set of combinations. Table 2 depicts the results for each. In the first two rows, we depict the combination of the <draw:frame text:anchor-type="as-char" style:vertical-pos="middle" style:vertical-rel="text"><draw:object xlink:href="Formula-123/" xlink:type="simple" xlink:show="embed" xlink:actuate="onLoad"/></draw:frame>-value analyses of the nonsignificant gender effect, the nonsignificant interaction effect, and the overall variance analyses under homogeneity of variances (first row) or heterogeneity of variances (second row). Subsequently we also show the results where we analyzed the variances of each study separately (third row) or where we analyzed the variances of each anchoring condition in each study separately (fourth row).</text:p>
      <table:table table:name="Table3" table:style-name="Table3">
        <table:table-column table:style-name="Table3.A"/>
        <table:table-column table:style-name="Table3.B"/>
        <table:table-header-rows>
          <table:table-row>
            <table:table-cell table:style-name="Table3.A1" office:value-type="string">
              <text:p text:style-name="Table_20_Heading">Method</text:p>
            </table:table-cell>
            <table:table-cell table:style-name="Table3.A1" office:value-type="string">
              <text:p text:style-name="P9">AUROC</text:p>
            </table:table-cell>
          </table:table-row>
        </table:table-header-rows>
        <table:table-row>
          <table:table-cell table:style-name="Table3.A1" office:value-type="string">
            <text:p text:style-name="Table_20_Contents">Nonsignificant effects (2) and homogeneous variance analysis across studies (1)</text:p>
          </table:table-cell>
          <table:table-cell table:style-name="Table3.A1" office:value-type="string">
            <text:p text:style-name="P10">0.601</text:p>
          </table:table-cell>
        </table:table-row>
        <table:table-row>
          <table:table-cell table:style-name="Table3.A1" office:value-type="string">
            <text:p text:style-name="Table_20_Contents">Nonsignificant effects (2) and heterogeneous variance analysis across studies (1)</text:p>
          </table:table-cell>
          <table:table-cell table:style-name="Table3.A1" office:value-type="string">
            <text:p text:style-name="P10">0.733</text:p>
          </table:table-cell>
        </table:table-row>
        <table:table-row>
          <table:table-cell table:style-name="Table3.A1" office:value-type="string">
            <text:p text:style-name="Table_20_Contents">Nonsignificant effects (2) and variance analysis per study (4)</text:p>
          </table:table-cell>
          <table:table-cell table:style-name="Table3.A1" office:value-type="string">
            <text:p text:style-name="P10">0.646</text:p>
          </table:table-cell>
        </table:table-row>
        <table:table-row>
          <table:table-cell table:style-name="Table3.A1" office:value-type="string">
            <text:p text:style-name="Table_20_Contents">Nonsignificant effects (2) and variance analysis per anchoring condition per study (8)</text:p>
          </table:table-cell>
          <table:table-cell table:style-name="Table3.A1" office:value-type="string">
            <text:p text:style-name="P10">0.771</text:p>
          </table:table-cell>
        </table:table-row>
      </table:table>
      <text:p text:style-name="Table"><text:span text:style-name="T4">Table</text:span><text:span text:style-name="T5"> </text:span><text:span text:style-name="T6">XX.</text:span> Diagnosticity of combining variance analyses and <draw:frame text:anchor-type="as-char" style:vertical-pos="middle" style:vertical-rel="text"><draw:object xlink:href="Formula-124/" xlink:type="simple" xlink:show="embed" xlink:actuate="onLoad"/></draw:frame>-value analyses to detect data fabrication, depicted with the AUROC-value.</text:p>
      <text:h text:style-name="Heading_20_2" text:outline-level="2">Discussion</text:h>
      <text:h text:style-name="Heading_20_1" text:outline-level="1">Study 2 - detecting fabricated raw data</text:h>
      <text:h text:style-name="Heading_20_2" text:outline-level="2">Methods</text:h>
      <text:h text:style-name="Heading_20_2" text:outline-level="2">Results</text:h>
      <text:h text:style-name="Heading_20_3" text:outline-level="3">Digit analysis</text:h>
      <text:h text:style-name="Heading_20_4" text:outline-level="4">Newcomb-Benford Law</text:h>
      <text:h text:style-name="Heading_20_4" text:outline-level="4">Terminal digit analysis</text:h>
      <text:h text:style-name="Heading_20_4" text:outline-level="4">Multivariate associations</text:h>
      <text:h text:style-name="Heading_20_2" text:outline-level="2">Discussion</text:h>
      <text:h text:style-name="Heading_20_1" text:outline-level="1">General discussion</text:h>
      <text:h text:style-name="Heading_20_1" text:outline-level="1">References</text:h>
      <text:p text:style-name="First_20_paragraph">Akhtar-Danesh, N., &amp; Dehghan-Kooshkghazi, M. (2003). How does correlation structure differ between real and fabricated data-sets? <text:span text:style-name="T7">BMC</text:span><text:span text:style-name="T8"> </text:span><text:span text:style-name="T9">Medical</text:span><text:span text:style-name="T10"> </text:span><text:span text:style-name="T11">Research</text:span><text:span text:style-name="T12"> </text:span><text:span text:style-name="T13">Methodology</text:span>, <text:span text:style-name="T14">3</text:span>(1). <text:a xlink:type="simple" xlink:href="http://doi.org/10.1186/1471-2288-3-18" office:name=""><text:span text:style-name="Definition">http://doi.org/10.1186/1471-2288-3-18</text:span></text:a></text:p>
      <text:p text:style-name="Text_20_body">Bailey, K. R. (1991). Detecting fabrication of data in a multicenter collaborative animal study. <text:span text:style-name="T15">Controlled</text:span><text:span text:style-name="T16"> </text:span><text:span text:style-name="T17">Clinical</text:span><text:span text:style-name="T18"> </text:span><text:span text:style-name="T19">Trials</text:span>, <text:span text:style-name="T20">12</text:span>(6), 741–752. <text:a xlink:type="simple" xlink:href="http://doi.org/10.1016/0197-2456(91)90037-m" office:name=""><text:span text:style-name="Definition">http://doi.org/10.1016/0197-2456(91)90037-m</text:span></text:a></text:p>
      <text:p text:style-name="Text_20_body">Bik, E. M., Casadevall, A., &amp; Fang, F. C. (2016). The prevalence of inappropriate image duplication in biomedical research publications. <text:span text:style-name="T21">mBio</text:span>, <text:span text:style-name="T22">7</text:span>(3), e00809–16. <text:a xlink:type="simple" xlink:href="http://doi.org/10.1128/mbio.00809-16" office:name=""><text:span text:style-name="Definition">http://doi.org/10.1128/mbio.00809-16</text:span></text:a></text:p>
      <text:p text:style-name="Text_20_body">Carlisle, J. B. (2012). The analysis of 168 randomised controlled trials to test data integrity. <text:span text:style-name="T23">Anaesthesia</text:span>, <text:span text:style-name="T24">67</text:span>(5), 521–537. <text:a xlink:type="simple" xlink:href="http://doi.org/10.1111/j.1365-2044.2012.07128.x" office:name=""><text:span text:style-name="Definition">http://doi.org/10.1111/j.1365-2044.2012.07128.x</text:span></text:a></text:p>
      <text:p text:style-name="Text_20_body">Carlisle, J. B. (2017). Data fabrication and other reasons for non-random sampling in 5087 randomised, controlled trials in anaesthetic and general medical journals. <text:span text:style-name="T25">Anaesthesia</text:span>. <text:a xlink:type="simple" xlink:href="http://doi.org/10.1111/anae.13938" office:name=""><text:span text:style-name="Definition">http://doi.org/10.1111/anae.13938</text:span></text:a></text:p>
      <text:p text:style-name="Text_20_body">Carlisle, J. B., &amp; Loadsman, J. A. (2016). Evidence for non-random sampling in randomised, controlled trials by yuhji saitoh. <text:span text:style-name="T26">Anaesthesia</text:span>, <text:span text:style-name="T27">72</text:span>(1), 17–27. <text:a xlink:type="simple" xlink:href="http://doi.org/10.1111/anae.13650" office:name=""><text:span text:style-name="Definition">http://doi.org/10.1111/anae.13650</text:span></text:a></text:p>
      <text:p text:style-name="Text_20_body">Carlisle, J. B., Dexter, F., Pandit, J. J., Shafer, S. L., &amp; Yentis, S. M. (2015). Calculating the probability of random sampling for continuous variables in submitted or published randomised controlled trials. <text:span text:style-name="T28">Anaesthesia</text:span>, <text:span text:style-name="T29">70</text:span>(7), 848–858. <text:a xlink:type="simple" xlink:href="http://doi.org/10.1111/anae.13126" office:name=""><text:span text:style-name="Definition">http://doi.org/10.1111/anae.13126</text:span></text:a></text:p>
      <text:p text:style-name="Text_20_body">Cheung, I., Campbell, L., LeBel, E. P., Ackerman, R. A., Aykutoğlu, B., Bahník, Š., … al. (2016). Registered replication report. <text:span text:style-name="T30">Perspectives</text:span><text:span text:style-name="T31"> </text:span><text:span text:style-name="T32">on</text:span><text:span text:style-name="T33"> </text:span><text:span text:style-name="T34">Psychological</text:span><text:span text:style-name="T35"> </text:span><text:span text:style-name="T36">Science</text:span>, <text:span text:style-name="T37">11</text:span>(5), 750–764. <text:a xlink:type="simple" xlink:href="http://doi.org/10.1177/1745691616664694" office:name=""><text:span text:style-name="Definition">http://doi.org/10.1177/1745691616664694</text:span></text:a></text:p>
      <text:p text:style-name="Text_20_body">Cyranoski, D. (2015). Collateral damage: How one misconduct case brought a biology institute to its knees. <text:span text:style-name="T38">Nature</text:span>, <text:span text:style-name="T39">520</text:span>(7549), 600–603. <text:a xlink:type="simple" xlink:href="http://doi.org/10.1038/520600a" office:name=""><text:span text:style-name="Definition">http://doi.org/10.1038/520600a</text:span></text:a></text:p>
      <text:p text:style-name="Text_20_body">Ebersole, C. R., Atherton, O. E., Belanger, A. L., Skulborstad, H. M., Allen, J. M., Banks, J. B., … al. (2016). Many labs 3: Evaluating participant pool quality across the academic semester via replication. <text:span text:style-name="T40">Journal</text:span><text:span text:style-name="T41"> </text:span><text:span text:style-name="T42">of</text:span><text:span text:style-name="T43"> </text:span><text:span text:style-name="T44">Experimental</text:span><text:span text:style-name="T45"> </text:span><text:span text:style-name="T46">Social</text:span><text:span text:style-name="T47"> </text:span><text:span text:style-name="T48">Psychology</text:span>, <text:span text:style-name="T49">67</text:span>, 68–82. <text:a xlink:type="simple" xlink:href="http://doi.org/10.1016/j.jesp.2015.10.012" office:name=""><text:span text:style-name="Definition">http://doi.org/10.1016/j.jesp.2015.10.012</text:span></text:a></text:p>
      <text:p text:style-name="Text_20_body">Fanelli, D. (2009). How many scientists fabricate and falsify research? A systematic review and meta-analysis of survey data. <text:span text:style-name="T50">PLoS</text:span><text:span text:style-name="T51"> </text:span><text:span text:style-name="T52">ONE</text:span>, <text:span text:style-name="T53">4</text:span>(5), e5738. <text:a xlink:type="simple" xlink:href="http://doi.org/10.1371/journal.pone.0005738" office:name=""><text:span text:style-name="Definition">http://doi.org/10.1371/journal.pone.0005738</text:span></text:a></text:p>
      <text:p text:style-name="Text_20_body">Fanelli, D., Costas, R., Fang, F. C., Casadevall, A., &amp; Bik, E. M. (2018). Testing hypotheses on risk factors for scientific misconduct via matched-control analysis of papers containing problematic image duplications. <text:span text:style-name="T54">Science</text:span><text:span text:style-name="T55"> </text:span><text:span text:style-name="T56">and</text:span><text:span text:style-name="T57"> </text:span><text:span text:style-name="T58">Engineering</text:span><text:span text:style-name="T59"> </text:span><text:span text:style-name="T60">Ethics</text:span>. <text:a xlink:type="simple" xlink:href="http://doi.org/10.1007/s11948-018-0023-7" office:name=""><text:span text:style-name="Definition">http://doi.org/10.1007/s11948-018-0023-7</text:span></text:a></text:p>
      <text:p text:style-name="Text_20_body">Fisher, R. A. (1925). <text:span text:style-name="T61">Statistical</text:span><text:span text:style-name="T62"> </text:span><text:span text:style-name="T63">methods</text:span><text:span text:style-name="T64"> </text:span><text:span text:style-name="T65">for</text:span><text:span text:style-name="T66"> </text:span><text:span text:style-name="T67">research</text:span><text:span text:style-name="T68"> </text:span><text:span text:style-name="T69">workers</text:span>. Edinburg, United Kingdom: Oliver Boyd.</text:p>
      <text:p text:style-name="Text_20_body">Haldane, J. B. S. (1948). The faking of genetical results. <text:span text:style-name="T70">Eureka</text:span>, <text:span text:style-name="T71">6</text:span>, 21–28. Retrieved from <text:a xlink:type="simple" xlink:href="http://wayback.archive.org/web/20170206144438/http://www.archim.org.uk/eureka/27/faking.html" office:name=""><text:span text:style-name="Definition">http://wayback.archive.org/web/20170206144438/http://www.archim.org.uk/eureka/27/faking.html</text:span></text:a></text:p>
      <text:p text:style-name="Text_20_body">Hanley, J. A., &amp; McNeil, B. J. (1982). The meaning and use of the area under a receiver operating characteristic (ROC) curve. <text:span text:style-name="T72">Radiology</text:span>, <text:span text:style-name="T73">143</text:span>(1), 29–36. <text:a xlink:type="simple" xlink:href="http://doi.org/10.1148/radiology.143.1.7063747" office:name=""><text:span text:style-name="Definition">http://doi.org/10.1148/radiology.143.1.7063747</text:span></text:a></text:p>
      <text:p text:style-name="Text_20_body">Hartgerink, C. (2016). 688,112 statistical results: Content mining psychology articles for statistical test results. <text:span text:style-name="T74">Data</text:span>, <text:span text:style-name="T75">1</text:span>(3), 14. <text:a xlink:type="simple" xlink:href="http://doi.org/10.3390/data1030014" office:name=""><text:span text:style-name="Definition">http://doi.org/10.3390/data1030014</text:span></text:a></text:p>
      <text:p text:style-name="Text_20_body">Hartgerink, C. H. J., Wicherts, J. M., &amp; Van Assen, M. A. L. M. (2017). Too good to be false: Nonsignificant results revisited. <text:span text:style-name="T76">Collabra:</text:span><text:span text:style-name="T77"> </text:span><text:span text:style-name="T78">Psychology</text:span>, <text:span text:style-name="T79">3</text:span>(1), 9. <text:a xlink:type="simple" xlink:href="http://doi.org/10.1525/collabra.71" office:name=""><text:span text:style-name="Definition">http://doi.org/10.1525/collabra.71</text:span></text:a></text:p>
      <text:p text:style-name="Text_20_body">Hartgerink, C. H., Aert, R. C. van, Nuijten, M. B., Wicherts, J. M., &amp; Assen, M. A. van. (2016). Distributions of p-values smaller than .05 in psychology: What is going on? <text:span text:style-name="T80">PeerJ</text:span>, <text:span text:style-name="T81">4</text:span>, e1935. <text:a xlink:type="simple" xlink:href="http://doi.org/10.7717/peerj.1935" office:name=""><text:span text:style-name="Definition">http://doi.org/10.7717/peerj.1935</text:span></text:a></text:p>
      <text:p text:style-name="Text_20_body">Hill, T. P., &amp; Schürger, K. (2005). Regularity of digits and significant digits of random variables. <text:span text:style-name="T82">Stochastic</text:span><text:span text:style-name="T83"> </text:span><text:span text:style-name="T84">Processes</text:span><text:span text:style-name="T85"> </text:span><text:span text:style-name="T86">and</text:span><text:span text:style-name="T87"> </text:span><text:span text:style-name="T88">Their</text:span><text:span text:style-name="T89"> </text:span><text:span text:style-name="T90">Applications</text:span>, <text:span text:style-name="T91">115</text:span>(10), 1723–1743. <text:a xlink:type="simple" xlink:href="http://doi.org/10.1016/j.spa.2005.05.003" office:name=""><text:span text:style-name="Definition">http://doi.org/10.1016/j.spa.2005.05.003</text:span></text:a></text:p>
      <text:p text:style-name="Text_20_body">Hobbes, T. (1651). <text:span text:style-name="T92">Leviathan</text:span>. Oxford University Presss.</text:p>
      <text:p text:style-name="Text_20_body">Hogg, R. V., &amp; Tanis, E. A. (2001). <text:span text:style-name="T93">Probability</text:span><text:span text:style-name="T94"> </text:span><text:span text:style-name="T95">and</text:span><text:span text:style-name="T96"> </text:span><text:span text:style-name="T97">statistical</text:span><text:span text:style-name="T98"> </text:span><text:span text:style-name="T99">inference</text:span>. New Jersey, NJ: Prentice-Hall.</text:p>
      <text:p text:style-name="Text_20_body">Jacowitz, K. E., &amp; Kahneman, D. (1995). Measures of anchoring in estimation tasks. <text:span text:style-name="T100">Personality</text:span><text:span text:style-name="T101"> </text:span><text:span text:style-name="T102">&amp;</text:span><text:span text:style-name="T103"> </text:span><text:span text:style-name="T104">Social</text:span><text:span text:style-name="T105"> </text:span><text:span text:style-name="T106">Psychology</text:span><text:span text:style-name="T107"> </text:span><text:span text:style-name="T108">Bulletin</text:span>, <text:span text:style-name="T109">21</text:span>, 1161–1166. <text:a xlink:type="simple" xlink:href="http://doi.org/10.1037/e722982011-058" office:name=""><text:span text:style-name="Definition">http://doi.org/10.1037/e722982011-058</text:span></text:a></text:p>
      <text:p text:style-name="Text_20_body">Joint editors-in-chief request for determination regarding papers published by dr. yoshitaka fujii. (2013). <text:span text:style-name="T110">International</text:span><text:span text:style-name="T111"> </text:span><text:span text:style-name="T112">Journal</text:span><text:span text:style-name="T113"> </text:span><text:span text:style-name="T114">of</text:span><text:span text:style-name="T115"> </text:span><text:span text:style-name="T116">Obstetric</text:span><text:span text:style-name="T117"> </text:span><text:span text:style-name="T118">Anesthesia</text:span>, <text:span text:style-name="T119">22</text:span>(1), e1–e21. <text:a xlink:type="simple" xlink:href="http://doi.org/10.1016/j.ijoa.2012.10.001" office:name=""><text:span text:style-name="Definition">http://doi.org/10.1016/j.ijoa.2012.10.001</text:span></text:a></text:p>
      <text:p text:style-name="Text_20_body">Klein, R. A., Ratliff, K. A., Vianello, M., Adams, R. B., Bahník, Bernstein, M. J., … Nosek, B. A. (2014). Investigating variation in replicability. <text:span text:style-name="T120">Social</text:span><text:span text:style-name="T121"> </text:span><text:span text:style-name="T122">Psychology</text:span>, <text:span text:style-name="T123">45</text:span>(3), 142–152. <text:a xlink:type="simple" xlink:href="http://doi.org/10.1027/1864-9335/a000178" office:name=""><text:span text:style-name="Definition">http://doi.org/10.1027/1864-9335/a000178</text:span></text:a></text:p>
      <text:p text:style-name="Text_20_body">Koppers, L., Wormer, H., &amp; Ickstadt, K. (2016). Towards a systematic screening tool for quality assurance and semiautomatic fraud detection for images in the life sciences. <text:span text:style-name="T124">Science</text:span><text:span text:style-name="T125"> </text:span><text:span text:style-name="T126">and</text:span><text:span text:style-name="T127"> </text:span><text:span text:style-name="T128">Engineering</text:span><text:span text:style-name="T129"> </text:span><text:span text:style-name="T130">Ethics</text:span>. <text:a xlink:type="simple" xlink:href="http://doi.org/10.1007/s11948-016-9841-7" office:name=""><text:span text:style-name="Definition">http://doi.org/10.1007/s11948-016-9841-7</text:span></text:a></text:p>
      <text:p text:style-name="Text_20_body">Kranke, P. (2012). Putting the record straight: Granisetron′s efficacy as an antiemetic “post-fujii”. <text:span text:style-name="T131">Anaesthesia</text:span>, <text:span text:style-name="T132">67</text:span>(10), 1063–1067. <text:a xlink:type="simple" xlink:href="http://doi.org/10.1111/j.1365-2044.2012.07318.x" office:name=""><text:span text:style-name="Definition">http://doi.org/10.1111/j.1365-2044.2012.07318.x</text:span></text:a></text:p>
      <text:p text:style-name="Text_20_body">Kranke, P., Apfel, C. C., &amp; Roewer, N. (2000). Reported data on granisetron and postoperative nausea and vomiting by fujii et al. are incredibly nice! <text:span text:style-name="T133">Anesthesia</text:span><text:span text:style-name="T134"> </text:span><text:span text:style-name="T135">&amp;</text:span><text:span text:style-name="T136"> </text:span><text:span text:style-name="T137">Analgesia</text:span>, <text:span text:style-name="T138">90</text:span>(4), 1004. <text:a xlink:type="simple" xlink:href="http://doi.org/10.1213/00000539-200004000-00053" office:name=""><text:span text:style-name="Definition">http://doi.org/10.1213/00000539-200004000-00053</text:span></text:a></text:p>
      <text:p text:style-name="Text_20_body">Lakens, D. (2015). Comment: What p-hacking really looks like: A comment on masicampo and lalande (2012). <text:span text:style-name="T139">Quarterly</text:span><text:span text:style-name="T140"> </text:span><text:span text:style-name="T141">Journal</text:span><text:span text:style-name="T142"> </text:span><text:span text:style-name="T143">of</text:span><text:span text:style-name="T144"> </text:span><text:span text:style-name="T145">Experimental</text:span><text:span text:style-name="T146"> </text:span><text:span text:style-name="T147">Psychology</text:span>, <text:span text:style-name="T148">68</text:span>(4), 829–832. <text:a xlink:type="simple" xlink:href="http://doi.org/10.1080/17470218.2014.982664" office:name=""><text:span text:style-name="Definition">http://doi.org/10.1080/17470218.2014.982664</text:span></text:a></text:p>
      <text:p text:style-name="Text_20_body">Levelt. (2012). <text:span text:style-name="T149">Flawed</text:span><text:span text:style-name="T150"> </text:span><text:span text:style-name="T151">science:</text:span><text:span text:style-name="T152"> </text:span><text:span text:style-name="T153">The</text:span><text:span text:style-name="T154"> </text:span><text:span text:style-name="T155">fraudulent</text:span><text:span text:style-name="T156"> </text:span><text:span text:style-name="T157">research</text:span><text:span text:style-name="T158"> </text:span><text:span text:style-name="T159">practices</text:span><text:span text:style-name="T160"> </text:span><text:span text:style-name="T161">of</text:span><text:span text:style-name="T162"> </text:span><text:span text:style-name="T163">social</text:span><text:span text:style-name="T164"> </text:span><text:span text:style-name="T165">psychologist</text:span><text:span text:style-name="T166"> </text:span><text:span text:style-name="T167">Diederik</text:span><text:span text:style-name="T168"> </text:span><text:span text:style-name="T169">Stapel</text:span>. Retrieved from <text:a xlink:type="simple" xlink:href="https://www.commissielevelt.nl/" office:name=""><text:span text:style-name="Definition">https://www.commissielevelt.nl/</text:span></text:a></text:p>
      <text:p text:style-name="Text_20_body">Lieberman, M. D., Berkman, E. T., &amp; Wager, T. D. (2009). Correlations in social neuroscience aren’t voodoo: Commentary on vul et al. (2009). <text:span text:style-name="T170">Perspectives</text:span><text:span text:style-name="T171"> </text:span><text:span text:style-name="T172">on</text:span><text:span text:style-name="T173"> </text:span><text:span text:style-name="T174">Psychological</text:span><text:span text:style-name="T175"> </text:span><text:span text:style-name="T176">Science</text:span>, <text:span text:style-name="T177">4</text:span>(3), 299–307. <text:a xlink:type="simple" xlink:href="http://doi.org/10.1111/j.1745-6924.2009.01128.x" office:name=""><text:span text:style-name="Definition">http://doi.org/10.1111/j.1745-6924.2009.01128.x</text:span></text:a></text:p>
      <text:p text:style-name="Text_20_body">Mahoney, M. J. (1977). Publication prejudices: An experimental study of confirmatory bias in the peer review system. <text:span text:style-name="T178">Cognitive</text:span><text:span text:style-name="T179"> </text:span><text:span text:style-name="T180">Therapy</text:span><text:span text:style-name="T181"> </text:span><text:span text:style-name="T182">and</text:span><text:span text:style-name="T183"> </text:span><text:span text:style-name="T184">Research</text:span>, <text:span text:style-name="T185">1</text:span>(2), 161–175. <text:a xlink:type="simple" xlink:href="http://doi.org/10.1007/bf01173636" office:name=""><text:span text:style-name="Definition">http://doi.org/10.1007/bf01173636</text:span></text:a></text:p>
      <text:p text:style-name="Text_20_body">Mazar, N., Amir, O., &amp; Ariely, D. (2008). The dishonesty of honest people: A theory of self-concept maintenance. <text:span text:style-name="T186">Journal</text:span><text:span text:style-name="T187"> </text:span><text:span text:style-name="T188">of</text:span><text:span text:style-name="T189"> </text:span><text:span text:style-name="T190">Marketing</text:span><text:span text:style-name="T191"> </text:span><text:span text:style-name="T192">Research</text:span>, <text:span text:style-name="T193">45</text:span>(6), 633–644. <text:a xlink:type="simple" xlink:href="http://doi.org/10.1509/jmkr.45.6.633" office:name=""><text:span text:style-name="Definition">http://doi.org/10.1509/jmkr.45.6.633</text:span></text:a></text:p>
      <text:p text:style-name="Text_20_body">Mosimann, J. E., Wiseman, C. V., &amp; Edelman, R. E. (1995). Data fabrication: Can people generate random digits? <text:span text:style-name="T194">Accountability</text:span><text:span text:style-name="T195"> </text:span><text:span text:style-name="T196">in</text:span><text:span text:style-name="T197"> </text:span><text:span text:style-name="T198">Research</text:span>, <text:span text:style-name="T199">4</text:span>(1), 31–55. <text:a xlink:type="simple" xlink:href="http://doi.org/10.1080/08989629508573866" office:name=""><text:span text:style-name="Definition">http://doi.org/10.1080/08989629508573866</text:span></text:a></text:p>
      <text:p text:style-name="Text_20_body">Mosimann, J., Dahlberg, J., Davidian, N., &amp; Krueger, J. (2002). Terminal digits and the examination of questioned data. <text:span text:style-name="T200">Accountability</text:span><text:span text:style-name="T201"> </text:span><text:span text:style-name="T202">in</text:span><text:span text:style-name="T203"> </text:span><text:span text:style-name="T204">Research</text:span>, <text:span text:style-name="T205">9</text:span>(2), 75–92. <text:a xlink:type="simple" xlink:href="http://doi.org/10.1080/08989620212969" office:name=""><text:span text:style-name="Definition">http://doi.org/10.1080/08989620212969</text:span></text:a></text:p>
      <text:p text:style-name="Text_20_body">Nickerson, R. S. (2000). Null hypothesis significance testing: A review of an old and continuing controversy. <text:span text:style-name="T206">Psychological</text:span><text:span text:style-name="T207"> </text:span><text:span text:style-name="T208">Methods</text:span>, <text:span text:style-name="T209">5</text:span>(2), 241–301. <text:a xlink:type="simple" xlink:href="http://doi.org/10.1037/1082-989x.5.2.241" office:name=""><text:span text:style-name="Definition">http://doi.org/10.1037/1082-989x.5.2.241</text:span></text:a></text:p>
      <text:p text:style-name="Text_20_body">Nuijten, M. B., Assen, M. A. L. M. van, Veldkamp, C. L. S., &amp; Wicherts, J. M. (2015). The replication paradox: Combining studies can decrease accuracy of effect size estimates. <text:span text:style-name="T210">Review</text:span><text:span text:style-name="T211"> </text:span><text:span text:style-name="T212">of</text:span><text:span text:style-name="T213"> </text:span><text:span text:style-name="T214">General</text:span><text:span text:style-name="T215"> </text:span><text:span text:style-name="T216">Psychology</text:span>, <text:span text:style-name="T217">19</text:span>(2), 172–182. <text:a xlink:type="simple" xlink:href="http://doi.org/10.1037/gpr0000034" office:name=""><text:span text:style-name="Definition">http://doi.org/10.1037/gpr0000034</text:span></text:a></text:p>
      <text:p text:style-name="Text_20_body">Nuijten, M. B., Hartgerink, C. H. J., Assen, M. A. L. M. van, Epskamp, S., &amp; Wicherts, J. M. (2015). The prevalence of statistical reporting errors in psychology (19852013). <text:span text:style-name="T218">Behavior</text:span><text:span text:style-name="T219"> </text:span><text:span text:style-name="T220">Research</text:span><text:span text:style-name="T221"> </text:span><text:span text:style-name="T222">Methods</text:span>, <text:span text:style-name="T223">48</text:span>(4), 1205–1226. <text:a xlink:type="simple" xlink:href="http://doi.org/10.3758/s13428-015-0664-2" office:name=""><text:span text:style-name="Definition">http://doi.org/10.3758/s13428-015-0664-2</text:span></text:a></text:p>
      <text:p text:style-name="Text_20_body">Oransky, I. (2015). The Retraction Watch Leaderboard. Retrieved from <text:a xlink:type="simple" xlink:href="http://wayback.archive.org/web/20170206163805/http://retractionwatch.com/the-retraction-watch-leaderboard/" office:name=""><text:span text:style-name="Definition">http://wayback.archive.org/web/20170206163805/http://retractionwatch.com/the-retraction-watch-leaderboard/</text:span></text:a></text:p>
      <text:p text:style-name="Text_20_body">O’Brien, S. P., Danny Chan, Leung, F., Ko, E. J., Kwak, J. S., Gwon, T., … Bouter, L. (2016). Proceedings of the 4th world conference on research integrity. <text:span text:style-name="T224">Research</text:span><text:span text:style-name="T225"> </text:span><text:span text:style-name="T226">Integrity</text:span><text:span text:style-name="T227"> </text:span><text:span text:style-name="T228">and</text:span><text:span text:style-name="T229"> </text:span><text:span text:style-name="T230">Peer</text:span><text:span text:style-name="T231"> </text:span><text:span text:style-name="T232">Review</text:span>, <text:span text:style-name="T233">1</text:span>(S1). <text:a xlink:type="simple" xlink:href="http://doi.org/10.1186/s41073-016-0012-9" office:name=""><text:span text:style-name="Definition">http://doi.org/10.1186/s41073-016-0012-9</text:span></text:a></text:p>
      <text:p text:style-name="Text_20_body">Parker, A., &amp; Hamblen, J. (1989). Computer algorithms for plagiarism detection. <text:span text:style-name="T234">IEEE</text:span><text:span text:style-name="T235"> </text:span><text:span text:style-name="T236">Transactions</text:span><text:span text:style-name="T237"> </text:span><text:span text:style-name="T238">on</text:span><text:span text:style-name="T239"> </text:span><text:span text:style-name="T240">Education</text:span>, <text:span text:style-name="T241">32</text:span>(2), 94–99. <text:a xlink:type="simple" xlink:href="http://doi.org/10.1109/13.28038" office:name=""><text:span text:style-name="Definition">http://doi.org/10.1109/13.28038</text:span></text:a></text:p>
      <text:p text:style-name="Text_20_body">Robin, X., Turck, N., Hainard, A., Tiberti, N., Lisacek, F., Sanchez, J.-C., &amp; Müller, M. (2011). PROC: An open-source package for r and s+ to analyze and compare roc curves. <text:span text:style-name="T242">BMC</text:span><text:span text:style-name="T243"> </text:span><text:span text:style-name="T244">Bioinformatics</text:span>, <text:span text:style-name="T245">12</text:span>(1), 77. <text:a xlink:type="simple" xlink:href="http://doi.org/10.1186/1471-2105-12-77" office:name=""><text:span text:style-name="Definition">http://doi.org/10.1186/1471-2105-12-77</text:span></text:a></text:p>
      <text:p text:style-name="Text_20_body">Simonsohn, U. (2013). Just post it. <text:span text:style-name="T246">Psychological</text:span><text:span text:style-name="T247"> </text:span><text:span text:style-name="T248">Science</text:span>, <text:span text:style-name="T249">24</text:span>(10), 1875–1888. <text:a xlink:type="simple" xlink:href="http://doi.org/10.1177/0956797613480366" office:name=""><text:span text:style-name="Definition">http://doi.org/10.1177/0956797613480366</text:span></text:a></text:p>
      <text:p text:style-name="Text_20_body">Stapel, D. (2014). <text:span text:style-name="T250">Ontsporing</text:span><text:span text:style-name="T251"> </text:span><text:span text:style-name="T252">[derailment]</text:span>.</text:p>
      <text:p text:style-name="Text_20_body">The Journal of Cell Biology. (2015). About the Journal. Retrieved from <text:a xlink:type="simple" xlink:href="https://web.archive.org/web/20150911132421/http://jcb.rupress.org/site/misc/about.xhtml" office:name=""><text:span text:style-name="Definition">https://web.archive.org/web/20150911132421/http://jcb.rupress.org/site/misc/about.xhtml</text:span></text:a></text:p>
      <text:p text:style-name="Text_20_body">Tversky, A., &amp; Kahneman, D. (1971). Belief in the law of small numbers. <text:span text:style-name="T253">Psychological</text:span><text:span text:style-name="T254"> </text:span><text:span text:style-name="T255">Bulletin</text:span>, <text:span text:style-name="T256">76</text:span>(2), 105–110. <text:a xlink:type="simple" xlink:href="http://doi.org/10.1037/h0031322" office:name=""><text:span text:style-name="Definition">http://doi.org/10.1037/h0031322</text:span></text:a></text:p>
      <text:p text:style-name="Text_20_body">Tversky, A., &amp; Kahneman, D. (1974). Judgment under uncertainty: Heuristics and biases. <text:span text:style-name="T257">Science</text:span>, <text:span text:style-name="T258">185</text:span>(4157), 1124–1131. <text:a xlink:type="simple" xlink:href="http://doi.org/10.1126/science.185.4157.1124" office:name=""><text:span text:style-name="Definition">http://doi.org/10.1126/science.185.4157.1124</text:span></text:a></text:p>
      <text:p text:style-name="Text_20_body">Ulrich, R., &amp; Miller, J. (2015). P-hacking by post hoc selection with multiple opportunities: Detectability by skewness test?: Comment on simonsohn, nelson, and simmons (2014). <text:span text:style-name="T259">Journal</text:span><text:span text:style-name="T260"> </text:span><text:span text:style-name="T261">of</text:span><text:span text:style-name="T262"> </text:span><text:span text:style-name="T263">Experimental</text:span><text:span text:style-name="T264"> </text:span><text:span text:style-name="T265">Psychology:</text:span><text:span text:style-name="T266"> </text:span><text:span text:style-name="T267">General</text:span>, <text:span text:style-name="T268">144</text:span>(6), 1137–1145. <text:a xlink:type="simple" xlink:href="http://doi.org/10.1037/xge0000086" office:name=""><text:span text:style-name="Definition">http://doi.org/10.1037/xge0000086</text:span></text:a></text:p>
      <text:p text:style-name="Text_20_body">Youngstrom, E. A. (2013). A primer on receiver operating characteristic analysis and diagnostic efficiency statistics for pediatric psychology: We are ready to roc. <text:span text:style-name="T269">Journal</text:span><text:span text:style-name="T270"> </text:span><text:span text:style-name="T271">of</text:span><text:span text:style-name="T272"> </text:span><text:span text:style-name="T273">Pediatric</text:span><text:span text:style-name="T274"> </text:span><text:span text:style-name="T275">Psychology</text:span>, <text:span text:style-name="T276">39</text:span>(2), 204–221. <text:a xlink:type="simple" xlink:href="http://doi.org/10.1093/jpepsy/jst062" office:name=""><text:span text:style-name="Definition">http://doi.org/10.1093/jpepsy/jst062</text:span></text:a></text:p>
      <text:p text:style-name="Text_20_body">Yule, G. U. (1922). An introduction to the theory of statistics. Retrieved from <text:a xlink:type="simple" xlink:href="https://ia800205.us.archive.org/13/items/cu31924013993187/cu31924013993187.pdf" office:name=""><text:span text:style-name="Definition">https://ia800205.us.archive.org/13/items/cu31924013993187/cu31924013993187.pdf</text:span></text:a></text:p>
      <text:p text:style-name="Text_20_body"> (2017). <text:span text:style-name="T277">Nature</text:span>, <text:span text:style-name="T278">546</text:span>(7660), 575–575. <text:a xlink:type="simple" xlink:href="http://doi.org/10.1038/546575a" office:name=""><text:span text:style-name="Definition">http://doi.org/10.1038/546575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utomated detection of data fabrication using statistical tools</dc:title>
  </office:meta>
</office:document-meta>
</file>

<file path=Formula-0/content.xml><?xml version="1.0" encoding="utf-8"?>
<math xmlns="http://www.w3.org/1998/Math/MathML" display="inline">
  <mi>p</mi>
</math>
</file>

<file path=Formula-1/content.xml><?xml version="1.0" encoding="utf-8"?>
<math xmlns="http://www.w3.org/1998/Math/MathML" display="inline">
  <mi>P</mi>
</math>
</file>

<file path=Formula-10/content.xml><?xml version="1.0" encoding="utf-8"?>
<math xmlns="http://www.w3.org/1998/Math/MathML" display="inline">
  <mi>p</mi>
</math>
</file>

<file path=Formula-100/content.xml><?xml version="1.0" encoding="utf-8"?>
<math xmlns="http://www.w3.org/1998/Math/MathML" display="inline">
  <mrow>
    <mo>&lt;</mo>
    <mn>.9</mn>
  </mrow>
</math>
</file>

<file path=Formula-101/content.xml><?xml version="1.0" encoding="utf-8"?>
<math xmlns="http://www.w3.org/1998/Math/MathML" display="inline">
  <mrow>
    <mo>≥</mo>
    <mn>.9</mn>
  </mrow>
</math>
</file>

<file path=Formula-102/content.xml><?xml version="1.0" encoding="utf-8"?>
<math xmlns="http://www.w3.org/1998/Math/MathML" display="inline">
  <mi>p</mi>
</math>
</file>

<file path=Formula-103/content.xml><?xml version="1.0" encoding="utf-8"?>
<math xmlns="http://www.w3.org/1998/Math/MathML" display="inline">
  <mi>r</mi>
</math>
</file>

<file path=Formula-104/content.xml><?xml version="1.0" encoding="utf-8"?>
<math xmlns="http://www.w3.org/1998/Math/MathML" display="inline">
  <mi>p</mi>
</math>
</file>

<file path=Formula-105/content.xml><?xml version="1.0" encoding="utf-8"?>
<math xmlns="http://www.w3.org/1998/Math/MathML" display="inline">
  <mi>p</mi>
</math>
</file>

<file path=Formula-106/content.xml><?xml version="1.0" encoding="utf-8"?>
<math xmlns="http://www.w3.org/1998/Math/MathML" display="inline">
  <mi>p</mi>
</math>
</file>

<file path=Formula-107/content.xml><?xml version="1.0" encoding="utf-8"?>
<math xmlns="http://www.w3.org/1998/Math/MathML" display="inline">
  <mi>p</mi>
</math>
</file>

<file path=Formula-108/content.xml><?xml version="1.0" encoding="utf-8"?>
<math xmlns="http://www.w3.org/1998/Math/MathML" display="inline">
  <mrow>
    <mi>A</mi>
    <mi>U</mi>
    <mi>R</mi>
    <mi>O</mi>
    <mi>C</mi>
    <mo>=</mo>
    <mn>0.518</mn>
  </mrow>
</math>
</file>

<file path=Formula-109/content.xml><?xml version="1.0" encoding="utf-8"?>
<math xmlns="http://www.w3.org/1998/Math/MathML" display="inline">
  <mrow>
    <mi>A</mi>
    <mi>U</mi>
    <mi>R</mi>
    <mi>O</mi>
    <mi>C</mi>
    <mo>=</mo>
    <mn>0.533</mn>
  </mrow>
</math>
</file>

<file path=Formula-11/content.xml><?xml version="1.0" encoding="utf-8"?>
<math xmlns="http://www.w3.org/1998/Math/MathML" display="inline">
  <mi>p</mi>
</math>
</file>

<file path=Formula-110/content.xml><?xml version="1.0" encoding="utf-8"?>
<math xmlns="http://www.w3.org/1998/Math/MathML" display="inline">
  <mi>p</mi>
</math>
</file>

<file path=Formula-111/content.xml><?xml version="1.0" encoding="utf-8"?>
<math xmlns="http://www.w3.org/1998/Math/MathML" display="inline">
  <mrow>
    <mi>S</mi>
    <msub>
      <mi>D</mi>
      <mi>z</mi>
    </msub>
  </mrow>
</math>
</file>

<file path=Formula-112/content.xml><?xml version="1.0" encoding="utf-8"?>
<math xmlns="http://www.w3.org/1998/Math/MathML" display="inline">
  <mrow>
    <mi>m</mi>
    <mi>a</mi>
    <mi>x</mi>
    <mo>−</mo>
    <mi>m</mi>
    <mi>i</mi>
    <msub>
      <mi>n</mi>
      <mi>z</mi>
    </msub>
  </mrow>
</math>
</file>

<file path=Formula-113/content.xml><?xml version="1.0" encoding="utf-8"?>
<math xmlns="http://www.w3.org/1998/Math/MathML" display="inline">
  <mrow>
    <mi>S</mi>
    <msub>
      <mi>D</mi>
      <mi>z</mi>
    </msub>
  </mrow>
</math>
</file>

<file path=Formula-114/content.xml><?xml version="1.0" encoding="utf-8"?>
<math xmlns="http://www.w3.org/1998/Math/MathML" display="inline">
  <mrow>
    <mi>m</mi>
    <mi>a</mi>
    <mi>x</mi>
    <mo>−</mo>
    <mi>m</mi>
    <mi>i</mi>
    <msub>
      <mi>n</mi>
      <mi>z</mi>
    </msub>
  </mrow>
</math>
</file>

<file path=Formula-115/content.xml><?xml version="1.0" encoding="utf-8"?>
<math xmlns="http://www.w3.org/1998/Math/MathML" display="inline">
  <mrow>
    <mi>S</mi>
    <msub>
      <mi>D</mi>
      <mi>z</mi>
    </msub>
  </mrow>
</math>
</file>

<file path=Formula-116/content.xml><?xml version="1.0" encoding="utf-8"?>
<math xmlns="http://www.w3.org/1998/Math/MathML" display="inline">
  <mrow>
    <mi>A</mi>
    <mi>U</mi>
    <mi>R</mi>
    <mi>O</mi>
    <mi>C</mi>
    <mo>=</mo>
    <mn>0.255</mn>
  </mrow>
</math>
</file>

<file path=Formula-117/content.xml><?xml version="1.0" encoding="utf-8"?>
<math xmlns="http://www.w3.org/1998/Math/MathML" display="inline">
  <mrow>
    <mi>S</mi>
    <msub>
      <mi>D</mi>
      <mi>z</mi>
    </msub>
  </mrow>
</math>
</file>

<file path=Formula-118/content.xml><?xml version="1.0" encoding="utf-8"?>
<math xmlns="http://www.w3.org/1998/Math/MathML" display="inline">
  <mrow>
    <mi>m</mi>
    <mi>a</mi>
    <mi>x</mi>
    <mo>−</mo>
    <mi>m</mi>
    <mi>i</mi>
    <msub>
      <mi>n</mi>
      <mi>z</mi>
    </msub>
  </mrow>
</math>
</file>

<file path=Formula-119/content.xml><?xml version="1.0" encoding="utf-8"?>
<math xmlns="http://www.w3.org/1998/Math/MathML" display="inline">
  <mrow>
    <mi>S</mi>
    <msub>
      <mi>D</mi>
      <mi>z</mi>
    </msub>
  </mrow>
</math>
</file>

<file path=Formula-12/content.xml><?xml version="1.0" encoding="utf-8"?>
<math xmlns="http://www.w3.org/1998/Math/MathML" display="inline">
  <mi>p</mi>
</math>
</file>

<file path=Formula-120/content.xml><?xml version="1.0" encoding="utf-8"?>
<math xmlns="http://www.w3.org/1998/Math/MathML" display="inline">
  <mrow>
    <mi>A</mi>
    <mi>U</mi>
    <mi>R</mi>
    <mi>O</mi>
    <mi>C</mi>
    <mo>=</mo>
    <mn>0.743</mn>
  </mrow>
</math>
</file>

<file path=Formula-121/content.xml><?xml version="1.0" encoding="utf-8"?>
<math xmlns="http://www.w3.org/1998/Math/MathML" display="inline">
  <mrow>
    <mi>A</mi>
    <mi>U</mi>
    <mi>R</mi>
    <mi>O</mi>
    <mi>C</mi>
    <mo>=</mo>
    <mn>0.759</mn>
  </mrow>
</math>
</file>

<file path=Formula-122/content.xml><?xml version="1.0" encoding="utf-8"?>
<math xmlns="http://www.w3.org/1998/Math/MathML" display="inline">
  <mi>p</mi>
</math>
</file>

<file path=Formula-123/content.xml><?xml version="1.0" encoding="utf-8"?>
<math xmlns="http://www.w3.org/1998/Math/MathML" display="inline">
  <mi>p</mi>
</math>
</file>

<file path=Formula-124/content.xml><?xml version="1.0" encoding="utf-8"?>
<math xmlns="http://www.w3.org/1998/Math/MathML" display="inline">
  <mi>p</mi>
</math>
</file>

<file path=Formula-13/content.xml><?xml version="1.0" encoding="utf-8"?>
<math xmlns="http://www.w3.org/1998/Math/MathML" display="inline">
  <mi>p</mi>
</math>
</file>

<file path=Formula-14/content.xml><?xml version="1.0" encoding="utf-8"?>
<math xmlns="http://www.w3.org/1998/Math/MathML" display="inline">
  <mi>p</mi>
</math>
</file>

<file path=Formula-15/content.xml><?xml version="1.0" encoding="utf-8"?>
<math xmlns="http://www.w3.org/1998/Math/MathML" display="inline">
  <mi>p</mi>
</math>
</file>

<file path=Formula-16/content.xml><?xml version="1.0" encoding="utf-8"?>
<math xmlns="http://www.w3.org/1998/Math/MathML" display="inline">
  <mi>p</mi>
</math>
</file>

<file path=Formula-17/content.xml><?xml version="1.0" encoding="utf-8"?>
<math xmlns="http://www.w3.org/1998/Math/MathML" display="inline">
  <mi>p</mi>
</math>
</file>

<file path=Formula-18/content.xml><?xml version="1.0" encoding="utf-8"?>
<math xmlns="http://www.w3.org/1998/Math/MathML" display="inline">
  <mi>t</mi>
</math>
</file>

<file path=Formula-19/content.xml><?xml version="1.0" encoding="utf-8"?>
<math xmlns="http://www.w3.org/1998/Math/MathML" display="inline">
  <msub>
    <mi>M</mi>
    <mi>E</mi>
  </msub>
</math>
</file>

<file path=Formula-2/content.xml><?xml version="1.0" encoding="utf-8"?>
<math xmlns="http://www.w3.org/1998/Math/MathML" display="inline">
  <mi>p</mi>
</math>
</file>

<file path=Formula-20/content.xml><?xml version="1.0" encoding="utf-8"?>
<math xmlns="http://www.w3.org/1998/Math/MathML" display="inline">
  <mrow>
    <mi>S</mi>
    <msub>
      <mi>D</mi>
      <mi>E</mi>
    </msub>
  </mrow>
</math>
</file>

<file path=Formula-21/content.xml><?xml version="1.0" encoding="utf-8"?>
<math xmlns="http://www.w3.org/1998/Math/MathML" display="inline">
  <msub>
    <mi>M</mi>
    <mi>C</mi>
  </msub>
</math>
</file>

<file path=Formula-22/content.xml><?xml version="1.0" encoding="utf-8"?>
<math xmlns="http://www.w3.org/1998/Math/MathML" display="inline">
  <mrow>
    <mi>S</mi>
    <msub>
      <mi>D</mi>
      <mi>C</mi>
    </msub>
  </mrow>
</math>
</file>

<file path=Formula-23/content.xml><?xml version="1.0" encoding="utf-8"?>
<math xmlns="http://www.w3.org/1998/Math/MathML" display="inline">
  <msub>
    <mi>M</mi>
    <mi>E</mi>
  </msub>
</math>
</file>

<file path=Formula-24/content.xml><?xml version="1.0" encoding="utf-8"?>
<math xmlns="http://www.w3.org/1998/Math/MathML" display="inline">
  <mrow>
    <mi>S</mi>
    <msub>
      <mi>D</mi>
      <mi>E</mi>
    </msub>
  </mrow>
</math>
</file>

<file path=Formula-25/content.xml><?xml version="1.0" encoding="utf-8"?>
<math xmlns="http://www.w3.org/1998/Math/MathML" display="inline">
  <msub>
    <mi>M</mi>
    <mi>C</mi>
  </msub>
</math>
</file>

<file path=Formula-26/content.xml><?xml version="1.0" encoding="utf-8"?>
<math xmlns="http://www.w3.org/1998/Math/MathML" display="inline">
  <mrow>
    <mi>S</mi>
    <msub>
      <mi>D</mi>
      <mi>C</mi>
    </msub>
  </mrow>
</math>
</file>

<file path=Formula-27/content.xml><?xml version="1.0" encoding="utf-8"?>
<math xmlns="http://www.w3.org/1998/Math/MathML" display="inline">
  <mi>p</mi>
</math>
</file>

<file path=Formula-28/content.xml><?xml version="1.0" encoding="utf-8"?>
<math xmlns="http://www.w3.org/1998/Math/MathML" display="inline">
  <mi>p</mi>
</math>
</file>

<file path=Formula-29/content.xml><?xml version="1.0" encoding="utf-8"?>
<math xmlns="http://www.w3.org/1998/Math/MathML" display="block">
  <mrow>
    <msubsup>
      <mi>χ</mi>
      <mrow>
        <mn>2</mn>
        <mi>k</mi>
      </mrow>
      <mn>2</mn>
    </msubsup>
    <mo>=</mo>
    <mo>−</mo>
    <mn>2</mn>
    <munderover>
      <mo>∑</mo>
      <mrow>
        <mi>i</mi>
        <mo>=</mo>
        <mn>1</mn>
      </mrow>
      <mi>k</mi>
    </munderover>
    <mo>ln</mo>
    <mo stretchy="false" form="prefix">(</mo>
    <msub>
      <mi>p</mi>
      <mi>i</mi>
    </msub>
    <mo stretchy="false" form="postfix">)</mo>
  </mrow>
</math>
</file>

<file path=Formula-3/content.xml><?xml version="1.0" encoding="utf-8"?>
<math xmlns="http://www.w3.org/1998/Math/MathML" display="inline">
  <mi>p</mi>
</math>
</file>

<file path=Formula-30/content.xml><?xml version="1.0" encoding="utf-8"?>
<math xmlns="http://www.w3.org/1998/Math/MathML" display="inline">
  <mi>p</mi>
</math>
</file>

<file path=Formula-31/content.xml><?xml version="1.0" encoding="utf-8"?>
<math xmlns="http://www.w3.org/1998/Math/MathML" display="inline">
  <mi>p</mi>
</math>
</file>

<file path=Formula-32/content.xml><?xml version="1.0" encoding="utf-8"?>
<math xmlns="http://www.w3.org/1998/Math/MathML" display="inline">
  <mi>k</mi>
</math>
</file>

<file path=Formula-33/content.xml><?xml version="1.0" encoding="utf-8"?>
<math xmlns="http://www.w3.org/1998/Math/MathML" display="inline">
  <mi>p</mi>
</math>
</file>

<file path=Formula-34/content.xml><?xml version="1.0" encoding="utf-8"?>
<math xmlns="http://www.w3.org/1998/Math/MathML" display="block">
  <mrow>
    <msubsup>
      <mi>χ</mi>
      <mrow>
        <mn>2</mn>
        <mi>k</mi>
      </mrow>
      <mn>2</mn>
    </msubsup>
    <mo>=</mo>
    <mo>−</mo>
    <mn>2</mn>
    <munderover>
      <mo>∑</mo>
      <mrow>
        <mi>i</mi>
        <mo>=</mo>
        <mn>1</mn>
      </mrow>
      <mi>k</mi>
    </munderover>
    <mo>ln</mo>
    <mo stretchy="false" form="prefix">(</mo>
    <mn>1</mn>
    <mo>−</mo>
    <mfrac>
      <mrow>
        <msub>
          <mi>p</mi>
          <mi>i</mi>
        </msub>
        <mo>−</mo>
        <mi>t</mi>
      </mrow>
      <mrow>
        <mn>1</mn>
        <mo>−</mo>
        <mi>t</mi>
      </mrow>
    </mfrac>
    <mo stretchy="false" form="postfix">)</mo>
  </mrow>
</math>
</file>

<file path=Formula-35/content.xml><?xml version="1.0" encoding="utf-8"?>
<math xmlns="http://www.w3.org/1998/Math/MathML" display="inline">
  <mi>p</mi>
</math>
</file>

<file path=Formula-36/content.xml><?xml version="1.0" encoding="utf-8"?>
<math xmlns="http://www.w3.org/1998/Math/MathML" display="inline">
  <mi>p</mi>
</math>
</file>

<file path=Formula-37/content.xml><?xml version="1.0" encoding="utf-8"?>
<math xmlns="http://www.w3.org/1998/Math/MathML" display="inline">
  <mi>k</mi>
</math>
</file>

<file path=Formula-38/content.xml><?xml version="1.0" encoding="utf-8"?>
<math xmlns="http://www.w3.org/1998/Math/MathML" display="inline">
  <mi>p</mi>
</math>
</file>

<file path=Formula-39/content.xml><?xml version="1.0" encoding="utf-8"?>
<math xmlns="http://www.w3.org/1998/Math/MathML" display="inline">
  <mi>t</mi>
</math>
</file>

<file path=Formula-4/content.xml><?xml version="1.0" encoding="utf-8"?>
<math xmlns="http://www.w3.org/1998/Math/MathML" display="inline">
  <mi>p</mi>
</math>
</file>

<file path=Formula-40/content.xml><?xml version="1.0" encoding="utf-8"?>
<math xmlns="http://www.w3.org/1998/Math/MathML" display="inline">
  <mrow>
    <mi>t</mi>
    <mo>=</mo>
    <mn>0</mn>
  </mrow>
</math>
</file>

<file path=Formula-41/content.xml><?xml version="1.0" encoding="utf-8"?>
<math xmlns="http://www.w3.org/1998/Math/MathML" display="inline">
  <mi>p</mi>
</math>
</file>

<file path=Formula-42/content.xml><?xml version="1.0" encoding="utf-8"?>
<math xmlns="http://www.w3.org/1998/Math/MathML" display="inline">
  <mrow>
    <mi>t</mi>
    <mo>&gt;</mo>
    <mn>0</mn>
  </mrow>
</math>
</file>

<file path=Formula-43/content.xml><?xml version="1.0" encoding="utf-8"?>
<math xmlns="http://www.w3.org/1998/Math/MathML" display="inline">
  <mi>p</mi>
</math>
</file>

<file path=Formula-44/content.xml><?xml version="1.0" encoding="utf-8"?>
<math xmlns="http://www.w3.org/1998/Math/MathML" display="inline">
  <mrow>
    <mn>1</mn>
    <mo>−</mo>
    <mi>t</mi>
  </mrow>
</math>
</file>

<file path=Formula-45/content.xml><?xml version="1.0" encoding="utf-8"?>
<math xmlns="http://www.w3.org/1998/Math/MathML" display="inline">
  <mrow>
    <mi>t</mi>
    <mo>=</mo>
    <mn>0.05</mn>
  </mrow>
</math>
</file>

<file path=Formula-46/content.xml><?xml version="1.0" encoding="utf-8"?>
<math xmlns="http://www.w3.org/1998/Math/MathML" display="inline">
  <mrow>
    <mi>k</mi>
    <mo>=</mo>
    <mn>10</mn>
  </mrow>
</math>
</file>

<file path=Formula-47/content.xml><?xml version="1.0" encoding="utf-8"?>
<math xmlns="http://www.w3.org/1998/Math/MathML" display="inline">
  <mi>p</mi>
</math>
</file>

<file path=Formula-48/content.xml><?xml version="1.0" encoding="utf-8"?>
<math xmlns="http://www.w3.org/1998/Math/MathML" display="inline">
  <mrow>
    <mi>k</mi>
    <mo>=</mo>
    <mn>10</mn>
  </mrow>
</math>
</file>

<file path=Formula-49/content.xml><?xml version="1.0" encoding="utf-8"?>
<math xmlns="http://www.w3.org/1998/Math/MathML" display="inline">
  <mi>p</mi>
</math>
</file>

<file path=Formula-5/content.xml><?xml version="1.0" encoding="utf-8"?>
<math xmlns="http://www.w3.org/1998/Math/MathML" display="inline">
  <mi>p</mi>
</math>
</file>

<file path=Formula-50/content.xml><?xml version="1.0" encoding="utf-8"?>
<math xmlns="http://www.w3.org/1998/Math/MathML" display="inline">
  <mrow>
    <msubsup>
      <mi>χ</mi>
      <mrow>
        <mn>2</mn>
        <mo>×</mo>
        <mn>10</mn>
      </mrow>
      <mn>2</mn>
    </msubsup>
    <mo>=</mo>
    <mn>18.362</mn>
    <mo>,</mo>
    <mi>p</mi>
    <mo>=</mo>
    <mn>0.564</mn>
  </mrow>
</math>
</file>

<file path=Formula-51/content.xml><?xml version="1.0" encoding="utf-8"?>
<math xmlns="http://www.w3.org/1998/Math/MathML" display="inline">
  <mrow>
    <msubsup>
      <mi>χ</mi>
      <mrow>
        <mn>2</mn>
        <mo>×</mo>
        <mn>10</mn>
      </mrow>
      <mn>2</mn>
    </msubsup>
    <mo>=</mo>
    <mn>66.848</mn>
    <mo>,</mo>
    <mi>p</mi>
    <mo>=</mo>
    <mn>0</mn>
  </mrow>
</math>
</file>

<file path=Formula-52/content.xml><?xml version="1.0" encoding="utf-8"?>
<math xmlns="http://www.w3.org/1998/Math/MathML" display="inline">
  <mi>p</mi>
</math>
</file>

<file path=Formula-53/content.xml><?xml version="1.0" encoding="utf-8"?>
<math xmlns="http://www.w3.org/1998/Math/MathML" display="inline">
  <mi>p</mi>
</math>
</file>

<file path=Formula-54/content.xml><?xml version="1.0" encoding="utf-8"?>
<math xmlns="http://www.w3.org/1998/Math/MathML" display="inline">
  <mrow>
    <msubsup>
      <mi>χ</mi>
      <mrow>
        <mn>2</mn>
        <mo>×</mo>
        <mn>5</mn>
      </mrow>
      <mn>2</mn>
    </msubsup>
    <mo>=</mo>
    <mn>19.335</mn>
    <mo>,</mo>
    <mi>p</mi>
    <mo>=</mo>
    <mn>0.036</mn>
  </mrow>
</math>
</file>

<file path=Formula-55/content.xml><?xml version="1.0" encoding="utf-8"?>
<math xmlns="http://www.w3.org/1998/Math/MathML" display="inline">
  <mi>p</mi>
</math>
</file>

<file path=Formula-56/content.xml><?xml version="1.0" encoding="utf-8"?>
<math xmlns="http://www.w3.org/1998/Math/MathML" display="inline">
  <mi>p</mi>
</math>
</file>

<file path=Formula-57/content.xml><?xml version="1.0" encoding="utf-8"?>
<math xmlns="http://www.w3.org/1998/Math/MathML" display="inline">
  <mi>p</mi>
</math>
</file>

<file path=Formula-58/content.xml><?xml version="1.0" encoding="utf-8"?>
<math xmlns="http://www.w3.org/1998/Math/MathML" display="inline">
  <mrow>
    <mi>σ</mi>
    <mi>/</mi>
    <msqrt>
      <mrow>
        <mn>2</mn>
        <mi>n</mi>
      </mrow>
    </msqrt>
  </mrow>
</math>
</file>

<file path=Formula-59/content.xml><?xml version="1.0" encoding="utf-8"?>
<math xmlns="http://www.w3.org/1998/Math/MathML" display="inline">
  <mrow>
    <mi>σ</mi>
    <mi>/</mi>
    <msqrt>
      <mrow>
        <mn>2</mn>
        <mi>n</mi>
      </mrow>
    </msqrt>
  </mrow>
</math>
</file>

<file path=Formula-6/content.xml><?xml version="1.0" encoding="utf-8"?>
<math xmlns="http://www.w3.org/1998/Math/MathML" display="inline">
  <mi>p</mi>
</math>
</file>

<file path=Formula-60/content.xml><?xml version="1.0" encoding="utf-8"?>
<math xmlns="http://www.w3.org/1998/Math/MathML" display="inline">
  <mi>x</mi>
</math>
</file>

<file path=Formula-61/content.xml><?xml version="1.0" encoding="utf-8"?>
<math xmlns="http://www.w3.org/1998/Math/MathML" display="inline">
  <mi>x</mi>
</math>
</file>

<file path=Formula-62/content.xml><?xml version="1.0" encoding="utf-8"?>
<math xmlns="http://www.w3.org/1998/Math/MathML" display="inline">
  <msup>
    <mi>χ</mi>
    <mn>2</mn>
  </msup>
</math>
</file>

<file path=Formula-63/content.xml><?xml version="1.0" encoding="utf-8"?>
<math xmlns="http://www.w3.org/1998/Math/MathML" display="block">
  <mrow>
    <mi>v</mi>
    <mi>a</mi>
    <mi>r</mi>
    <mo stretchy="false" form="prefix">(</mo>
    <mi>x</mi>
    <mo stretchy="false" form="postfix">)</mo>
    <mo>∼</mo>
    <mfrac>
      <msubsup>
        <mi>χ</mi>
        <mrow>
          <msub>
            <mi>N</mi>
            <mi>j</mi>
          </msub>
          <mo>−</mo>
          <mn>1</mn>
        </mrow>
        <mn>2</mn>
      </msubsup>
      <mrow>
        <msub>
          <mi>N</mi>
          <mi>j</mi>
        </msub>
        <mo>−</mo>
        <mn>1</mn>
      </mrow>
    </mfrac>
  </mrow>
</math>
</file>

<file path=Formula-64/content.xml><?xml version="1.0" encoding="utf-8"?>
<math xmlns="http://www.w3.org/1998/Math/MathML" display="inline">
  <mi>N</mi>
</math>
</file>

<file path=Formula-65/content.xml><?xml version="1.0" encoding="utf-8"?>
<math xmlns="http://www.w3.org/1998/Math/MathML" display="inline">
  <mi>j</mi>
</math>
</file>

<file path=Formula-66/content.xml><?xml version="1.0" encoding="utf-8"?>
<math xmlns="http://www.w3.org/1998/Math/MathML" display="inline">
  <mrow>
    <mi>M</mi>
    <msub>
      <mi>S</mi>
      <mi>w</mi>
    </msub>
  </mrow>
</math>
</file>

<file path=Formula-67/content.xml><?xml version="1.0" encoding="utf-8"?>
<math xmlns="http://www.w3.org/1998/Math/MathML" display="block">
  <mrow>
    <mi>M</mi>
    <msub>
      <mi>S</mi>
      <mi>w</mi>
    </msub>
    <mo>=</mo>
    <mfrac>
      <mrow>
        <munderover>
          <mo>∑</mo>
          <mrow>
            <mi>j</mi>
            <mo>=</mo>
            <mn>1</mn>
          </mrow>
          <mi>k</mi>
        </munderover>
        <mo stretchy="false" form="prefix">(</mo>
        <msub>
          <mi>N</mi>
          <mi>j</mi>
        </msub>
        <mo>−</mo>
        <mn>1</mn>
        <mo stretchy="false" form="postfix">)</mo>
        <msubsup>
          <mi>s</mi>
          <mi>j</mi>
          <mn>2</mn>
        </msubsup>
      </mrow>
      <mrow>
        <munderover>
          <mo>∑</mo>
          <mrow>
            <mi>j</mi>
            <mo>=</mo>
            <mn>1</mn>
          </mrow>
          <mi>k</mi>
        </munderover>
        <mo stretchy="false" form="prefix">(</mo>
        <msub>
          <mi>N</mi>
          <mi>j</mi>
        </msub>
        <mo>−</mo>
        <mn>1</mn>
        <mo stretchy="false" form="postfix">)</mo>
      </mrow>
    </mfrac>
  </mrow>
</math>
</file>

<file path=Formula-68/content.xml><?xml version="1.0" encoding="utf-8"?>
<math xmlns="http://www.w3.org/1998/Math/MathML" display="inline">
  <msubsup>
    <mi>s</mi>
    <mi>j</mi>
    <mn>2</mn>
  </msubsup>
</math>
</file>

<file path=Formula-69/content.xml><?xml version="1.0" encoding="utf-8"?>
<math xmlns="http://www.w3.org/1998/Math/MathML" display="inline">
  <mi>j</mi>
</math>
</file>

<file path=Formula-7/content.xml><?xml version="1.0" encoding="utf-8"?>
<math xmlns="http://www.w3.org/1998/Math/MathML" display="inline">
  <mi>p</mi>
</math>
</file>

<file path=Formula-70/content.xml><?xml version="1.0" encoding="utf-8"?>
<math xmlns="http://www.w3.org/1998/Math/MathML" display="inline">
  <mrow>
    <mi>M</mi>
    <msub>
      <mi>S</mi>
      <mi>w</mi>
    </msub>
  </mrow>
</math>
</file>

<file path=Formula-71/content.xml><?xml version="1.0" encoding="utf-8"?>
<math xmlns="http://www.w3.org/1998/Math/MathML" display="inline">
  <msup>
    <mi>z</mi>
    <mn>2</mn>
  </msup>
</math>
</file>

<file path=Formula-72/content.xml><?xml version="1.0" encoding="utf-8"?>
<math xmlns="http://www.w3.org/1998/Math/MathML" display="inline">
  <mrow>
    <mi>S</mi>
    <msub>
      <mi>D</mi>
      <mi>z</mi>
    </msub>
  </mrow>
</math>
</file>

<file path=Formula-73/content.xml><?xml version="1.0" encoding="utf-8"?>
<math xmlns="http://www.w3.org/1998/Math/MathML" display="inline">
  <mrow>
    <mi>S</mi>
    <msub>
      <mi>D</mi>
      <mi>z</mi>
    </msub>
  </mrow>
</math>
</file>

<file path=Formula-74/content.xml><?xml version="1.0" encoding="utf-8"?>
<math xmlns="http://www.w3.org/1998/Math/MathML" display="inline">
  <mrow>
    <mi>m</mi>
    <mi>a</mi>
    <mi>x</mi>
    <mo>−</mo>
    <mi>m</mi>
    <mi>i</mi>
    <msub>
      <mi>n</mi>
      <mi>z</mi>
    </msub>
  </mrow>
</math>
</file>

<file path=Formula-75/content.xml><?xml version="1.0" encoding="utf-8"?>
<math xmlns="http://www.w3.org/1998/Math/MathML" display="inline">
  <msup>
    <mi>χ</mi>
    <mn>2</mn>
  </msup>
</math>
</file>

<file path=Formula-76/content.xml><?xml version="1.0" encoding="utf-8"?>
<math xmlns="http://www.w3.org/1998/Math/MathML" display="block">
  <mrow>
    <msubsup>
      <mi>z</mi>
      <mi>j</mi>
      <mn>2</mn>
    </msubsup>
    <mo>∼</mo>
    <mrow>
      <mo stretchy="true" form="prefix">(</mo>
      <mfrac>
        <msubsup>
          <mi>χ</mi>
          <mrow>
            <msub>
              <mi>N</mi>
              <mi>j</mi>
            </msub>
            <mo>−</mo>
            <mn>1</mn>
          </mrow>
          <mn>2</mn>
        </msubsup>
        <mrow>
          <msub>
            <mi>N</mi>
            <mi>j</mi>
          </msub>
          <mo>−</mo>
          <mn>1</mn>
        </mrow>
      </mfrac>
      <mo stretchy="true" form="postfix">)</mo>
    </mrow>
    <mi>/</mi>
    <mi>M</mi>
    <msub>
      <mi>S</mi>
      <mi>w</mi>
    </msub>
  </mrow>
</math>
</file>

<file path=Formula-77/content.xml><?xml version="1.0" encoding="utf-8"?>
<math xmlns="http://www.w3.org/1998/Math/MathML" display="inline">
  <mrow>
    <mi>v</mi>
    <mi>a</mi>
    <mi>r</mi>
    <mo stretchy="false" form="prefix">(</mo>
    <mi>x</mi>
    <mo stretchy="false" form="postfix">)</mo>
  </mrow>
</math>
</file>

<file path=Formula-78/content.xml><?xml version="1.0" encoding="utf-8"?>
<math xmlns="http://www.w3.org/1998/Math/MathML" display="inline">
  <mrow>
    <mi>M</mi>
    <msub>
      <mi>S</mi>
      <mi>w</mi>
    </msub>
  </mrow>
</math>
</file>

<file path=Formula-79/content.xml><?xml version="1.0" encoding="utf-8"?>
<math xmlns="http://www.w3.org/1998/Math/MathML" display="inline">
  <mi>i</mi>
</math>
</file>

<file path=Formula-8/content.xml><?xml version="1.0" encoding="utf-8"?>
<math xmlns="http://www.w3.org/1998/Math/MathML" display="inline">
  <mi>p</mi>
</math>
</file>

<file path=Formula-80/content.xml><?xml version="1.0" encoding="utf-8"?>
<math xmlns="http://www.w3.org/1998/Math/MathML" display="inline">
  <mrow>
    <msub>
      <mi>n</mi>
      <mi>k</mi>
    </msub>
    <mo>=</mo>
    <mn>15</mn>
  </mrow>
</math>
</file>

<file path=Formula-81/content.xml><?xml version="1.0" encoding="utf-8"?>
<math xmlns="http://www.w3.org/1998/Math/MathML" display="inline">
  <mrow>
    <mi>S</mi>
    <msub>
      <mi>D</mi>
      <mi>z</mi>
    </msub>
  </mrow>
</math>
</file>

<file path=Formula-82/content.xml><?xml version="1.0" encoding="utf-8"?>
<math xmlns="http://www.w3.org/1998/Math/MathML" display="inline">
  <mrow>
    <mi>d</mi>
    <mo>&gt;</mo>
    <mn>20</mn>
  </mrow>
</math>
</file>

<file path=Formula-83/content.xml><?xml version="1.0" encoding="utf-8"?>
<math xmlns="http://www.w3.org/1998/Math/MathML" display="inline">
  <mi>d</mi>
</math>
</file>

<file path=Formula-84/content.xml><?xml version="1.0" encoding="utf-8"?>
<math xmlns="http://www.w3.org/1998/Math/MathML" display="inline">
  <msup>
    <mi>R</mi>
    <mn>2</mn>
  </msup>
</math>
</file>

<file path=Formula-85/content.xml><?xml version="1.0" encoding="utf-8"?>
<math xmlns="http://www.w3.org/1998/Math/MathML" display="inline">
  <mrow>
    <mi>t</mi>
    <mo stretchy="false" form="prefix">(</mo>
    <mn>59</mn>
    <mo stretchy="false" form="postfix">)</mo>
    <mo>=</mo>
    <mn>3.55</mn>
  </mrow>
</math>
</file>

<file path=Formula-86/content.xml><?xml version="1.0" encoding="utf-8"?>
<math xmlns="http://www.w3.org/1998/Math/MathML" display="inline">
  <mrow>
    <mi>r</mi>
    <mo>=</mo>
    <mn>.8</mn>
  </mrow>
</math>
</file>

<file path=Formula-87/content.xml><?xml version="1.0" encoding="utf-8"?>
<math xmlns="http://www.w3.org/1998/Math/MathML" display="inline">
  <mrow>
    <mi>r</mi>
    <mo>=</mo>
    <mn>.8</mn>
  </mrow>
</math>
</file>

<file path=Formula-88/content.xml><?xml version="1.0" encoding="utf-8"?>
<math xmlns="http://www.w3.org/1998/Math/MathML" display="inline">
  <mrow>
    <mi>r</mi>
    <mo>=</mo>
    <mn>.2</mn>
  </mrow>
</math>
</file>

<file path=Formula-89/content.xml><?xml version="1.0" encoding="utf-8"?>
<math xmlns="http://www.w3.org/1998/Math/MathML" display="inline">
  <mo>×</mo>
</math>
</file>

<file path=Formula-9/content.xml><?xml version="1.0" encoding="utf-8"?>
<math xmlns="http://www.w3.org/1998/Math/MathML" display="inline">
  <mi>p</mi>
</math>
</file>

<file path=Formula-90/content.xml><?xml version="1.0" encoding="utf-8"?>
<math xmlns="http://www.w3.org/1998/Math/MathML" display="inline">
  <mrow>
    <mn>3</mn>
    <mo>×</mo>
    <mn>4</mn>
    <mo>×</mo>
    <mn>4</mn>
  </mrow>
</math>
</file>

<file path=Formula-91/content.xml><?xml version="1.0" encoding="utf-8"?>
<math xmlns="http://www.w3.org/1998/Math/MathML" display="inline">
  <mo>×</mo>
</math>
</file>

<file path=Formula-92/content.xml><?xml version="1.0" encoding="utf-8"?>
<math xmlns="http://www.w3.org/1998/Math/MathML" display="inline">
  <mo>×</mo>
</math>
</file>

<file path=Formula-93/content.xml><?xml version="1.0" encoding="utf-8"?>
<math xmlns="http://www.w3.org/1998/Math/MathML" display="inline">
  <mo>×</mo>
</math>
</file>

<file path=Formula-94/content.xml><?xml version="1.0" encoding="utf-8"?>
<math xmlns="http://www.w3.org/1998/Math/MathML" display="inline">
  <mrow>
    <mi>α</mi>
    <mo>=</mo>
    <mn>0</mn>
    <mo>,</mo>
    <mn>.01</mn>
    <mo>,</mo>
    <mn>.02</mn>
    <mo>,</mo>
    <mi>.</mi>
    <mi>.</mi>
    <mi>.</mi>
    <mo>,</mo>
    <mn>.99</mn>
    <mo>,</mo>
    <mn>1</mn>
  </mrow>
</math>
</file>

<file path=Formula-95/content.xml><?xml version="1.0" encoding="utf-8"?>
<math xmlns="http://www.w3.org/1998/Math/MathML" display="inline">
  <mrow>
    <mi>A</mi>
    <mi>U</mi>
    <mi>R</mi>
    <mi>O</mi>
    <mi>C</mi>
    <mo>=</mo>
    <mn>.5</mn>
  </mrow>
</math>
</file>

<file path=Formula-96/content.xml><?xml version="1.0" encoding="utf-8"?>
<math xmlns="http://www.w3.org/1998/Math/MathML" display="inline">
  <mrow>
    <mo>&lt;</mo>
    <mn>.7</mn>
  </mrow>
</math>
</file>

<file path=Formula-97/content.xml><?xml version="1.0" encoding="utf-8"?>
<math xmlns="http://www.w3.org/1998/Math/MathML" display="inline">
  <mrow>
    <mn>.7</mn>
    <mo>≤</mo>
  </mrow>
</math>
</file>

<file path=Formula-98/content.xml><?xml version="1.0" encoding="utf-8"?>
<math xmlns="http://www.w3.org/1998/Math/MathML" display="inline">
  <mrow>
    <mo>&lt;</mo>
    <mn>.8</mn>
  </mrow>
</math>
</file>

<file path=Formula-99/content.xml><?xml version="1.0" encoding="utf-8"?>
<math xmlns="http://www.w3.org/1998/Math/MathML" display="inline">
  <mrow>
    <mn>.8</mn>
    <mo>≤</mo>
  </mrow>
</math>
</file>